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office:font-face-decls>
  <office:automatic-styles>
    <style:style style:name="Table1" style:family="table">
      <style:table-properties style:width="6.3653in" fo:margin-left="-0.075in" table:align="left" style:writing-mode="lr-tb"/>
    </style:style>
    <style:style style:name="Table1.A" style:family="table-column">
      <style:table-column-properties style:column-width="0.6368in"/>
    </style:style>
    <style:style style:name="Table1.B" style:family="table-column">
      <style:table-column-properties style:column-width="1.125in"/>
    </style:style>
    <style:style style:name="Table1.C" style:family="table-column">
      <style:table-column-properties style:column-width="1.2493in"/>
    </style:style>
    <style:style style:name="Table1.D" style:family="table-column">
      <style:table-column-properties style:column-width="1.2299in"/>
    </style:style>
    <style:style style:name="Table1.E" style:family="table-column">
      <style:table-column-properties style:column-width="2.124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2" style:family="table">
      <style:table-properties style:width="5.65in" fo:margin-left="0.425in" table:align="left" style:writing-mode="lr-tb"/>
    </style:style>
    <style:style style:name="Table2.A" style:family="table-column">
      <style:table-column-properties style:column-width="0.5521in"/>
    </style:style>
    <style:style style:name="Table2.B" style:family="table-column">
      <style:table-column-properties style:column-width="1.8347in"/>
    </style:style>
    <style:style style:name="Table2.C" style:family="table-column">
      <style:table-column-properties style:column-width="3.2632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5.65in" fo:margin-left="0.425in" table:align="left" style:writing-mode="lr-tb"/>
    </style:style>
    <style:style style:name="Table3.A" style:family="table-column">
      <style:table-column-properties style:column-width="0.5521in"/>
    </style:style>
    <style:style style:name="Table3.B" style:family="table-column">
      <style:table-column-properties style:column-width="1.8347in"/>
    </style:style>
    <style:style style:name="Table3.C" style:family="table-column">
      <style:table-column-properties style:column-width="3.2632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5.65in" fo:margin-left="0.425in" table:align="left" style:writing-mode="lr-tb"/>
    </style:style>
    <style:style style:name="Table4.A" style:family="table-column">
      <style:table-column-properties style:column-width="0.5521in"/>
    </style:style>
    <style:style style:name="Table4.B" style:family="table-column">
      <style:table-column-properties style:column-width="1.8347in"/>
    </style:style>
    <style:style style:name="Table4.C" style:family="table-column">
      <style:table-column-properties style:column-width="3.2632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5.65in" fo:margin-left="0.425in" table:align="left" style:writing-mode="lr-tb"/>
    </style:style>
    <style:style style:name="Table5.A" style:family="table-column">
      <style:table-column-properties style:column-width="0.5521in"/>
    </style:style>
    <style:style style:name="Table5.B" style:family="table-column">
      <style:table-column-properties style:column-width="1.8347in"/>
    </style:style>
    <style:style style:name="Table5.C" style:family="table-column">
      <style:table-column-properties style:column-width="3.2632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5.6493in" fo:margin-left="0.425in" table:align="left" style:writing-mode="lr-tb"/>
    </style:style>
    <style:style style:name="Table6.A" style:family="table-column">
      <style:table-column-properties style:column-width="0.7188in"/>
    </style:style>
    <style:style style:name="Table6.B" style:family="table-column">
      <style:table-column-properties style:column-width="1.8132in"/>
    </style:style>
    <style:style style:name="Table6.C" style:family="table-column">
      <style:table-column-properties style:column-width="3.1174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5.65in" fo:margin-left="0.425in" table:align="left" style:writing-mode="lr-tb"/>
    </style:style>
    <style:style style:name="Table7.A" style:family="table-column">
      <style:table-column-properties style:column-width="1.1201in"/>
    </style:style>
    <style:style style:name="Table7.B" style:family="table-column">
      <style:table-column-properties style:column-width="1.5125in"/>
    </style:style>
    <style:style style:name="Table7.C" style:family="table-column">
      <style:table-column-properties style:column-width="3.0174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5.65in" fo:margin-left="0.425in" table:align="left" style:writing-mode="lr-tb"/>
    </style:style>
    <style:style style:name="Table8.A" style:family="table-column">
      <style:table-column-properties style:column-width="0.7188in"/>
    </style:style>
    <style:style style:name="Table8.B" style:family="table-column">
      <style:table-column-properties style:column-width="1.8299in"/>
    </style:style>
    <style:style style:name="Table8.C" style:family="table-column">
      <style:table-column-properties style:column-width="3.1014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5.65in" fo:margin-left="0.425in" table:align="left" style:writing-mode="lr-tb"/>
    </style:style>
    <style:style style:name="Table9.A" style:family="table-column">
      <style:table-column-properties style:column-width="1.1201in"/>
    </style:style>
    <style:style style:name="Table9.B" style:family="table-column">
      <style:table-column-properties style:column-width="1.5125in"/>
    </style:style>
    <style:style style:name="Table9.C" style:family="table-column">
      <style:table-column-properties style:column-width="3.0174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5.65in" fo:margin-left="0.425in" table:align="left" style:writing-mode="lr-tb"/>
    </style:style>
    <style:style style:name="Table10.A" style:family="table-column">
      <style:table-column-properties style:column-width="0.5847in"/>
    </style:style>
    <style:style style:name="Table10.B" style:family="table-column">
      <style:table-column-properties style:column-width="1.825in"/>
    </style:style>
    <style:style style:name="Table10.C" style:family="table-column">
      <style:table-column-properties style:column-width="3.2403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5.65in" fo:margin-left="0.425in" table:align="left" style:writing-mode="lr-tb"/>
    </style:style>
    <style:style style:name="Table11.A" style:family="table-column">
      <style:table-column-properties style:column-width="0.5847in"/>
    </style:style>
    <style:style style:name="Table11.B" style:family="table-column">
      <style:table-column-properties style:column-width="1.825in"/>
    </style:style>
    <style:style style:name="Table11.C" style:family="table-column">
      <style:table-column-properties style:column-width="3.2403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5.65in" fo:margin-left="0.425in" table:align="left" style:writing-mode="lr-tb"/>
    </style:style>
    <style:style style:name="Table12.A" style:family="table-column">
      <style:table-column-properties style:column-width="0.5847in"/>
    </style:style>
    <style:style style:name="Table12.B" style:family="table-column">
      <style:table-column-properties style:column-width="2.5319in"/>
    </style:style>
    <style:style style:name="Table12.C" style:family="table-column">
      <style:table-column-properties style:column-width="2.533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6.1875in" fo:margin-left="-0.075in" table:align="left" style:writing-mode="lr-tb"/>
    </style:style>
    <style:style style:name="Table13.A" style:family="table-column">
      <style:table-column-properties style:column-width="0.8243in"/>
    </style:style>
    <style:style style:name="Table13.B" style:family="table-column">
      <style:table-column-properties style:column-width="4.1257in"/>
    </style:style>
    <style:style style:name="Table13.C" style:family="table-column">
      <style:table-column-properties style:column-width="1.2375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a"/>
    </style:style>
    <style:style style:name="Table14" style:family="table">
      <style:table-properties style:width="6.1875in" fo:margin-left="-0.075in" table:align="left" style:writing-mode="lr-tb"/>
    </style:style>
    <style:style style:name="Table14.A" style:family="table-column">
      <style:table-column-properties style:column-width="0.8243in"/>
    </style:style>
    <style:style style:name="Table14.B" style:family="table-column">
      <style:table-column-properties style:column-width="4.1257in"/>
    </style:style>
    <style:style style:name="Table14.C" style:family="table-column">
      <style:table-column-properties style:column-width="1.2375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a"/>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alibri" style:font-name-complex="Courier New2"/>
    </style:style>
    <style:style style:name="P4" style:family="paragraph" style:parent-style-name="Standard">
      <style:paragraph-properties fo:margin-left="0.25in" fo:margin-right="0in" fo:text-indent="0in" style:auto-text-indent="false"/>
    </style:style>
    <style:style style:name="P5" style:family="paragraph" style:parent-style-name="Standard">
      <style:paragraph-properties fo:margin-left="0.25in" fo:margin-right="0in" fo:text-indent="0in" style:auto-text-indent="false"/>
      <style:text-properties style:font-name="Calibri" style:font-name-complex="Courier New2"/>
    </style:style>
    <style:style style:name="P6" style:family="paragraph" style:parent-style-name="Standard">
      <style:paragraph-properties fo:margin-left="0.25in" fo:margin-right="0in" fo:text-indent="0in" style:auto-text-indent="false" fo:padding-left="0.0555in" fo:padding-right="0.0555in" fo:padding-top="0.0138in" fo:padding-bottom="0.0138in" fo:border="0.51pt solid #00000a"/>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75in" fo:margin-right="0in" fo:text-indent="0in" style:auto-text-indent="false"/>
    </style:style>
    <style:style style:name="P9" style:family="paragraph" style:parent-style-name="Standard">
      <style:paragraph-properties fo:margin-left="0.75in" fo:margin-right="0in" fo:text-indent="0in" style:auto-text-indent="false"/>
      <style:text-properties style:font-name="Calibri" style:font-name-complex="Courier New2"/>
    </style:style>
    <style:style style:name="P10" style:family="paragraph" style:parent-style-name="Standard">
      <style:paragraph-properties fo:margin-left="0.75in" fo:margin-right="0in" fo:text-indent="0in" style:auto-text-indent="false" fo:padding-left="0.0555in" fo:padding-right="0.0555in" fo:padding-top="0.0138in" fo:padding-bottom="0.0138in" fo:border="0.51pt solid #00000a"/>
    </style:style>
    <style:style style:name="P11" style:family="paragraph" style:parent-style-name="Standard">
      <style:paragraph-properties fo:margin-left="0in" fo:margin-right="0.0098in" fo:text-indent="0in" style:auto-text-indent="false"/>
    </style:style>
    <style:style style:name="P12" style:family="paragraph" style:parent-style-name="Standard" style:master-page-name="First_20_Page">
      <style:paragraph-properties style:page-number="auto"/>
    </style:style>
    <style:style style:name="P13" style:family="paragraph" style:parent-style-name="Heading_20_1" style:list-style-name="WWNum3"/>
    <style:style style:name="P14" style:family="paragraph" style:parent-style-name="Heading_20_1">
      <style:paragraph-properties fo:break-before="page"/>
    </style:style>
    <style:style style:name="P15" style:family="paragraph" style:parent-style-name="Heading_20_1" style:list-style-name="WWNum3">
      <style:paragraph-properties fo:break-before="page"/>
    </style:style>
    <style:style style:name="P16" style:family="paragraph" style:parent-style-name="Heading_20_2" style:list-style-name="WWNum3"/>
    <style:style style:name="P17" style:family="paragraph" style:parent-style-name="Heading_20_3" style:list-style-name="WWNum3"/>
    <style:style style:name="P18" style:family="paragraph" style:parent-style-name="Heading_20_4" style:list-style-name="WWNum3"/>
    <style:style style:name="P19" style:family="paragraph" style:parent-style-name="Contents_20_3">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6in" style:type="right" style:leader-style="dotted" style:leader-text="."/>
        </style:tab-stops>
      </style:paragraph-properties>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List_20_Paragraph" style:list-style-name="WWNum1"/>
    <style:style style:name="P24" style:family="paragraph" style:parent-style-name="List_20_Paragraph" style:list-style-name="WWNum4"/>
    <style:style style:name="P25" style:family="paragraph" style:parent-style-name="List_20_Paragraph" style:list-style-name="WWNum5"/>
    <style:style style:name="P26" style:family="paragraph" style:parent-style-name="List_20_Paragraph" style:list-style-name="WWNum6"/>
    <style:style style:name="P27" style:family="paragraph" style:parent-style-name="List_20_Paragraph" style:list-style-name="WWNum7"/>
    <style:style style:name="P28" style:family="paragraph" style:parent-style-name="List_20_Paragraph" style:list-style-name="WWNum8"/>
    <style:style style:name="P29" style:family="paragraph" style:parent-style-name="List_20_Paragraph" style:list-style-name="WWNum9"/>
    <style:style style:name="P30" style:family="paragraph" style:parent-style-name="List_20_Paragraph" style:list-style-name="WWNum11"/>
    <style:style style:name="P31" style:family="paragraph" style:parent-style-name="List_20_Paragraph" style:list-style-name="WWNum12"/>
    <style:style style:name="P32" style:family="paragraph" style:parent-style-name="List_20_Paragraph" style:list-style-name="WWNum15"/>
    <style:style style:name="P33" style:family="paragraph" style:parent-style-name="List_20_Paragraph" style:list-style-name="WWNum34"/>
    <style:style style:name="P34" style:family="paragraph" style:parent-style-name="List_20_Paragraph" style:list-style-name="WWNum35"/>
    <style:style style:name="P35" style:family="paragraph" style:parent-style-name="List_20_Paragraph" style:list-style-name="WWNum36"/>
    <style:style style:name="P36" style:family="paragraph" style:parent-style-name="List_20_Paragraph" style:list-style-name="WWNum16"/>
    <style:style style:name="P37" style:family="paragraph" style:parent-style-name="List_20_Paragraph" style:list-style-name="WWNum17"/>
    <style:style style:name="P38" style:family="paragraph" style:parent-style-name="List_20_Paragraph" style:list-style-name="WWNum21">
      <style:text-properties fo:font-weight="normal" style:font-weight-asian="normal"/>
    </style:style>
    <style:style style:name="P39" style:family="paragraph" style:parent-style-name="List_20_Paragraph" style:list-style-name="WWNum22">
      <style:text-properties fo:font-weight="normal" style:font-weight-asian="normal"/>
    </style:style>
    <style:style style:name="P40" style:family="paragraph" style:parent-style-name="List_20_Paragraph" style:list-style-name="WWNum23">
      <style:text-properties fo:font-weight="normal" style:font-weight-asian="normal"/>
    </style:style>
    <style:style style:name="P41" style:family="paragraph" style:parent-style-name="List_20_Paragraph" style:list-style-name="WWNum38">
      <style:text-properties fo:font-weight="normal" style:font-weight-asian="normal"/>
    </style:style>
    <style:style style:name="P42" style:family="paragraph" style:parent-style-name="List_20_Paragraph" style:list-style-name="WWNum38">
      <style:paragraph-properties fo:text-align="center" style:justify-single-word="false"/>
      <style:text-properties fo:font-weight="normal" style:font-weight-asian="normal"/>
    </style:style>
    <style:style style:name="P43" style:family="paragraph" style:parent-style-name="List_20_Paragraph" style:list-style-name="WWNum39">
      <style:text-properties fo:font-weight="normal" style:font-weight-asian="normal"/>
    </style:style>
    <style:style style:name="P44" style:family="paragraph" style:parent-style-name="List_20_Paragraph" style:list-style-name="WWNum40">
      <style:text-properties fo:font-weight="normal" style:font-weight-asian="normal"/>
    </style:style>
    <style:style style:name="P45" style:family="paragraph" style:parent-style-name="List_20_Paragraph" style:list-style-name="WWNum25"/>
    <style:style style:name="P46" style:family="paragraph" style:parent-style-name="List_20_Paragraph" style:list-style-name="WWNum26"/>
    <style:style style:name="P47" style:family="paragraph" style:parent-style-name="List_20_Paragraph" style:list-style-name="WWNum27"/>
    <style:style style:name="P48" style:family="paragraph" style:parent-style-name="List_20_Paragraph" style:list-style-name="WWNum29"/>
    <style:style style:name="P49" style:family="paragraph" style:parent-style-name="List_20_Paragraph" style:list-style-name="WWNum30"/>
    <style:style style:name="P50" style:family="paragraph" style:parent-style-name="List_20_Paragraph" style:list-style-name="WWNum32"/>
    <style:style style:name="P51" style:family="paragraph" style:parent-style-name="List_20_Paragraph" style:list-style-name="WWNum33"/>
    <style:style style:name="P52" style:family="paragraph" style:parent-style-name="List_20_Paragraph" style:list-style-name="WWNum37"/>
    <style:style style:name="P53" style:family="paragraph" style:parent-style-name="List_20_Paragraph" style:list-style-name="WWNum42"/>
    <style:style style:name="P54" style:family="paragraph" style:parent-style-name="List_20_Paragraph" style:list-style-name="WWNum31"/>
    <style:style style:name="T1" style:family="text">
      <style:text-properties fo:color="#548dd4" style:font-name="Calibri" fo:font-size="10pt" fo:letter-spacing="0.0417in" fo:font-weight="bold" style:font-size-asian="10pt" style:font-weight-asian="bold" style:font-size-complex="10pt" style:font-weight-complex="bold"/>
    </style:style>
    <style:style style:name="T2" style:family="text">
      <style:text-properties style:font-name="Calibri" style:font-name-complex="Courier New2"/>
    </style:style>
    <style:style style:name="T3" style:family="text">
      <style:text-properties style:font-name="Calibri" fo:font-style="italic" fo:font-weight="bold" style:font-style-asian="italic" style:font-weight-asian="bold" style:font-name-complex="Courier New2"/>
    </style:style>
    <style:style style:name="T4" style:family="text">
      <style:text-properties fo:font-weight="bold" style:font-weight-asian="bold"/>
    </style:style>
    <style:style style:name="T5" style:family="text">
      <style:text-properties fo:color="#808080" style:font-name="Calibri"/>
    </style:style>
    <style:style style:name="T6" style:family="text">
      <style:text-properties fo:color="#808080" style:font-name="Calibri" fo:font-size="28pt" style:font-size-asian="28pt" style:font-size-complex="28pt"/>
    </style:style>
    <style:style style:name="T7" style:family="text">
      <style:text-properties fo:color="#808080" style:font-name="Calibri" fo:font-size="20pt" style:font-size-asian="20pt" style:font-size-complex="20pt"/>
    </style:style>
    <style:style style:name="T8" style:family="text">
      <style:text-properties fo:color="#ffffff" fo:font-size="46pt" style:font-size-asian="46pt" style:font-size-complex="46pt"/>
    </style:style>
    <style:style style:name="T9" style:family="text">
      <style:text-properties fo:color="#ffffff" style:font-name="Calibri" fo:font-size="16pt" fo:font-weight="bold" style:font-size-asian="16pt" style:font-weight-asian="bold" style:font-size-complex="16pt"/>
    </style:style>
    <style:style style:name="T10" style:family="text">
      <style:text-properties fo:font-variant="normal" fo:text-transform="none" fo:font-size="12pt" fo:font-weight="normal" style:font-size-asian="12pt" style:language-asian="ja" style:country-asian="JP" style:font-weight-asian="normal" style:font-size-complex="12pt"/>
    </style:style>
    <style:style style:name="T11" style:family="text">
      <style:text-properties style:text-position="super 58%" fo:font-weight="bold" style:font-weight-asian="bold"/>
    </style:style>
    <style:style style:name="T12" style:family="text">
      <style:text-properties style:font-name="Courier New" style:font-name-complex="Courier New2"/>
    </style:style>
    <style:style style:name="T13" style:family="text">
      <style:text-properties style:text-position="sub 58%" style:font-name="Calibri" style:font-name-complex="Courier New2"/>
    </style:style>
    <style:style style:name="fr1"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2"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in" svg:stroke-color="#808080" draw:stroke-linejoin="round" draw:fill="none" fo:min-height="0in" fo:min-width="7.9in" style:run-through="background"/>
    </style:style>
    <style:style style:name="gr3" style:family="graphic">
      <style:graphic-properties draw:stroke="solid" svg:stroke-width="0.0209in" svg:stroke-color="#ffffff" draw:stroke-linejoin="round" draw:fill="none" fo:min-height="0.4374in" fo:min-width="0in" fo:padding-top="0.0102in" fo:padding-bottom="0.0102in" fo:padding-left="0.0102in" fo:padding-right="0.0102in" style:run-through="background"/>
    </style:style>
    <style:style style:name="gr4" style:family="graphic">
      <style:graphic-properties style:run-through="back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5" style:family="graphic">
      <style:graphic-properties draw:stroke="solid" svg:stroke-width="0.028in" svg:stroke-color="#000000" draw:stroke-linejoin="round" draw:fill="solid" draw:fill-color="#ffffff" fo:min-height="0in" fo:min-width="0.3752in" fo:padding-top="0.0138in" fo:padding-bottom="0.0138in" fo:padding-left="0.0138in" fo:padding-right="0.0138in" style:run-through="background"/>
    </style:style>
    <style:style style:name="gr6" style:family="graphic">
      <style:graphic-properties draw:stroke="solid" svg:stroke-width="0.028in" svg:stroke-color="#000000" draw:stroke-linejoin="round" draw:fill="solid" draw:fill-color="#ffffff" fo:min-height="0.6252in" fo:min-width="0in" fo:padding-top="0.0138in" fo:padding-bottom="0.0138in" fo:padding-left="0.0138in" fo:padding-right="0.013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0" draw:z-index="3" draw:name="Group 9" draw:style-name="gr1">
        <draw:custom-shape draw:name="AutoShape 10" draw:style-name="gr2" svg:width="7.9004in" svg:height="0in" svg:x="0.3in" svg:y="9.75in">
          <text:p/>
          <draw:enhanced-geometry svg:viewBox="0 0 21600 21600" draw:type="mso-spt32" draw:enhanced-path="M 0 0 L 21600 21600 N"/>
        </draw:custom-shape>
        <draw:custom-shape draw:name="AutoShape 11" draw:style-name="gr2" svg:width="7.9004in" svg:height="0in" svg:x="0.3in" svg:y="10.5008in">
          <text:p/>
          <draw:enhanced-geometry svg:viewBox="0 0 21600 21600" draw:type="mso-spt32" draw:enhanced-path="M 0 0 L 21600 21600 N"/>
        </draw:custom-shape>
      </draw:g>
      <draw:g text:anchor-type="page" text:anchor-page-number="0" draw:z-index="4" draw:name="Group 15" draw:style-name="gr1">
        <draw:custom-shape draw:name="AutoShape 17" draw:style-name="gr3" svg:width="0in" svg:height="0.4378in" svg:x="6.0311in" svg:y="0.25in">
          <text:p/>
          <draw:enhanced-geometry svg:viewBox="0 0 21600 21600" draw:type="mso-spt32" draw:enhanced-path="M 0 0 L 21600 21600 N"/>
        </draw:custom-shape>
      </draw:g>
      <draw:g text:anchor-type="page" text:anchor-page-number="0" draw:z-index="5" draw:name="Group 23" draw:style-name="gr4">
        <draw:custom-shape draw:name="Straight Arrow Connector 10" draw:style-name="gr5" svg:width="0.3752in" svg:height="0in" svg:x="1in" svg:y="1.211in">
          <text:p/>
          <draw:enhanced-geometry draw:type="0"/>
        </draw:custom-shape>
        <draw:custom-shape draw:name="Straight Arrow Connector 11" draw:style-name="gr5" svg:width="0.3752in" svg:height="0in" svg:x="2.75in" svg:y="1.211in">
          <text:p/>
          <draw:enhanced-geometry draw:type="0"/>
        </draw:custom-shape>
        <draw:custom-shape draw:name="Straight Arrow Connector 12" draw:style-name="gr5" svg:width="0.3752in" svg:height="0in" svg:x="4.5in" svg:y="1.211in">
          <text:p/>
          <draw:enhanced-geometry draw:type="0"/>
        </draw:custom-shape>
        <draw:custom-shape draw:name="Straight Arrow Connector 18" draw:style-name="gr5" svg:width="0.3752in" svg:height="0in" svg:x="6.25in" svg:y="1.211in">
          <text:p/>
          <draw:enhanced-geometry draw:type="0"/>
        </draw:custom-shape>
        <draw:custom-shape draw:name="Straight Arrow Connector 19" draw:style-name="gr6" svg:width="0in" svg:height="0.6252in" svg:x="5.5in" svg:y="1.5862in">
          <text:p/>
          <draw:enhanced-geometry draw:type="0"/>
        </draw:custom-shape>
        <draw:custom-shape draw:name="Straight Arrow Connector 21" draw:style-name="gr5" svg:width="0.3752in" svg:height="0in" svg:x="4.5in" svg:y="2.8362in">
          <text:p/>
          <draw:enhanced-geometry draw:type="0"/>
        </draw:custom-shape>
        <draw:custom-shape draw:name="Straight Arrow Connector 22" draw:style-name="gr5" svg:width="0.3752in" svg:height="0in" svg:x="2.75in" svg:y="2.8362in">
          <text:p/>
          <draw:enhanced-geometry draw:type="0"/>
        </draw:custom-shape>
      </draw:g>
      <text:p text:style-name="P12"><draw:frame draw:style-name="fr1" text:anchor-type="paragraph" svg:x="0.4701in" svg:y="9.9602in" svg:width="7.5in" svg:height="0.4252in" draw:z-index="0"><draw:text-box><text:p text:style-name="Frame_20_contents"><text:span text:style-name="T1">CSE 435 / 535 – Information Retrieval (Fall 2014)</text:span></text:p></draw:text-box></draw:frame><draw:frame draw:style-name="fr1" text:anchor-type="paragraph" svg:x="0.4701in" svg:y="5.45in" svg:width="6.45in" svg:height="3.7382in" draw:z-index="1"><draw:text-box><text:p text:style-name="Frame_20_contents"><text:span text:style-name="T6">Project Two</text:span></text:p><text:p text:style-name="Frame_20_contents"><text:span text:style-name="T7">News Searcher – Version Draft</text:span></text:p><text:p text:style-name="Frame_20_contents"><text:span text:style-name="T5"><text:s text:c="5"/></text:span></text:p></draw:text-box></draw:frame><draw:frame draw:style-name="fr1" text:anchor-type="paragraph" svg:x="0.3in" svg:y="0.5in" svg:width="7.9in" svg:height="0.2445in" draw:z-index="2"><draw:text-box><text:p text:style-name="Frame_20_contents"/></draw:text-box></draw:frame><text:span text:style-name="T8">08</text:span></text:p>
      <text:p text:style-name="P1"><text:span text:style-name="T9">Fall</text:span></text:p>
      <text:p text:style-name="Standard"/>
      <text:p text:style-name="Standard"/>
      <text:p text:style-name="P2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1245_1995218136" text:style-name="Index_20_Link" text:visited-style-name="Index_20_Link">Version History<text:tab/>3</text:a></text:p>
          <text:p text:style-name="P21"><text:a xlink:type="simple" xlink:href="#__RefHeading__1247_1995218136" text:style-name="Index_20_Link" text:visited-style-name="Index_20_Link">1.Project Description<text:tab/>4</text:a></text:p>
          <text:p text:style-name="P21"><text:a xlink:type="simple" xlink:href="#__RefHeading__1249_1995218136" text:style-name="Index_20_Link" text:visited-style-name="Index_20_Link">2.System components<text:tab/>4</text:a></text:p>
          <text:p text:style-name="P20"><text:a xlink:type="simple" xlink:href="#__RefHeading__1251_1995218136" text:style-name="Index_20_Link" text:visited-style-name="Index_20_Link">2.1.Query Parser<text:tab/>5</text:a></text:p>
          <text:p text:style-name="P20"><text:a xlink:type="simple" xlink:href="#__RefHeading__1253_1995218136" text:style-name="Index_20_Link" text:visited-style-name="Index_20_Link">2.2. Index Searcher<text:tab/>6</text:a></text:p>
          <text:p text:style-name="P20"><text:a xlink:type="simple" xlink:href="#__RefHeading__1255_1995218136" text:style-name="Index_20_Link" text:visited-style-name="Index_20_Link">2.3.Scorer<text:tab/>6</text:a></text:p>
          <text:p text:style-name="P21"><text:a xlink:type="simple" xlink:href="#__RefHeading__1257_1995218136" text:style-name="Index_20_Link" text:visited-style-name="Index_20_Link">3.Technical Details<text:tab/>6</text:a></text:p>
          <text:p text:style-name="P20"><text:a xlink:type="simple" xlink:href="#__RefHeading__1259_1995218136" text:style-name="Index_20_Link" text:visited-style-name="Index_20_Link">3.1.SearchRunner<text:tab/>6</text:a></text:p>
          <text:p text:style-name="P19"><text:a xlink:type="simple" xlink:href="#__RefHeading__1261_1995218136" text:style-name="Index_20_Link" text:visited-style-name="Index_20_Link">3.1.1.Query mode<text:tab/>8</text:a></text:p>
          <text:p text:style-name="P19"><text:a xlink:type="simple" xlink:href="#__RefHeading__1263_1995218136" text:style-name="Index_20_Link" text:visited-style-name="Index_20_Link">3.1.2.Evaluation mode<text:tab/>8</text:a></text:p>
          <text:p text:style-name="P20"><text:a xlink:type="simple" xlink:href="#__RefHeading__1265_1995218136" text:style-name="Index_20_Link" text:visited-style-name="Index_20_Link">3.2.QueryParser<text:tab/>10</text:a></text:p>
          <text:p text:style-name="P20"><text:a xlink:type="simple" xlink:href="#__RefHeading__1267_1995218136" text:style-name="Index_20_Link" text:visited-style-name="Index_20_Link">3.3.Query<text:tab/>10</text:a></text:p>
          <text:p text:style-name="P19"><text:a xlink:type="simple" xlink:href="#__RefHeading__1269_1995218136" text:style-name="Index_20_Link" text:visited-style-name="Index_20_Link">3.3.1.Query syntax and string representation<text:tab/>10</text:a></text:p>
          <text:p text:style-name="P21"><text:a xlink:type="simple" xlink:href="#__RefHeading__1271_1995218136" text:style-name="Index_20_Link" text:visited-style-name="Index_20_Link">4.Testing and evaluation<text:tab/>11</text:a></text:p>
          <text:p text:style-name="P20"><text:a xlink:type="simple" xlink:href="#__RefHeading__1273_1995218136" text:style-name="Index_20_Link" text:visited-style-name="Index_20_Link">4.1.Grading guidelines<text:tab/>11</text:a></text:p>
          <text:p text:style-name="P20"><text:a xlink:type="simple" xlink:href="#__RefHeading__1275_1995218136" text:style-name="Index_20_Link" text:visited-style-name="Index_20_Link">4.2.Automated tests<text:tab/>12</text:a></text:p>
          <text:p text:style-name="P20"><text:a xlink:type="simple" xlink:href="#__RefHeading__1277_1995218136" text:style-name="Index_20_Link" text:visited-style-name="Index_20_Link">4.3.Manual testing<text:tab/>12</text:a></text:p>
          <text:p text:style-name="P20"><text:a xlink:type="simple" xlink:href="#__RefHeading__1279_1995218136" text:style-name="Index_20_Link" text:visited-style-name="Index_20_Link">4.4.Performance evaluation<text:tab/>13</text:a></text:p>
          <text:p text:style-name="P20"><text:a xlink:type="simple" xlink:href="#__RefHeading__1281_1995218136" text:style-name="Index_20_Link" text:visited-style-name="Index_20_Link">4.5.Indexing and code reuse<text:tab/>13</text:a></text:p>
          <text:p text:style-name="P20"><text:a xlink:type="simple" xlink:href="#__RefHeading__1283_1995218136" text:style-name="Index_20_Link" text:visited-style-name="Index_20_Link">4.6.Bonus<text:tab/>14</text:a></text:p>
          <text:p text:style-name="P19"><text:a xlink:type="simple" xlink:href="#__RefHeading__1285_1995218136" text:style-name="Index_20_Link" text:visited-style-name="Index_20_Link">4.6.1.Wildcard queries<text:tab/>14</text:a></text:p>
          <text:p text:style-name="P19"><text:a xlink:type="simple" xlink:href="#__RefHeading__1287_1995218136" text:style-name="Index_20_Link" text:visited-style-name="Index_20_Link">4.6.2. Spelling correction<text:tab/>14</text:a></text:p>
          <text:p text:style-name="P20"><text:a xlink:type="simple" xlink:href="#__RefHeading__1289_1995218136" text:style-name="Index_20_Link" text:visited-style-name="Index_20_Link">4.7.Additional requirements<text:tab/>14</text:a></text:p>
          <text:p text:style-name="P19"><text:a xlink:type="simple" xlink:href="#__RefHeading__1291_1995218136" text:style-name="Index_20_Link" text:visited-style-name="Index_20_Link">4.7.1.Synonym expansion<text:tab/>15</text:a></text:p>
          <text:p text:style-name="P19"><text:a xlink:type="simple" xlink:href="#__RefHeading__1293_1995218136" text:style-name="Index_20_Link" text:visited-style-name="Index_20_Link">4.7.2.Proximity search<text:tab/>15</text:a></text:p>
          <text:p text:style-name="P19"><text:a xlink:type="simple" xlink:href="#__RefHeading__1295_1995218136" text:style-name="Index_20_Link" text:visited-style-name="Index_20_Link">4.7.3.Grading guidelines<text:tab/>15</text:a></text:p>
          <text:p text:style-name="P21"><text:a xlink:type="simple" xlink:href="#__RefHeading__1297_1995218136" text:style-name="Index_20_Link" text:visited-style-name="Index_20_Link">5.Testing and evaluation<text:tab/>19</text:a></text:p>
        </text:index-body>
      </text:table-of-content>
      <text:p text:style-name="Standard"><text:span text:style-name="T10"/></text:p>
      <text:p text:style-name="Standard"/>
      <text:h text:style-name="P14" text:outline-level="1"><text:bookmark-start text:name="__RefHeading__1245_1995218136"/><text:bookmark-start text:name="_Toc273568996"/>Version History<text:bookmark-end text:name="__RefHeading__1245_1995218136"/><text:bookmark-end text:name="_Toc273568996"/></text:h>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Standard">S.no</text:p>
          </table:table-cell>
          <table:table-cell table:style-name="Table1.A1" office:value-type="string">
            <text:p text:style-name="Standard">Version #</text:p>
          </table:table-cell>
          <table:table-cell table:style-name="Table1.A1" office:value-type="string">
            <text:p text:style-name="Standard">Date</text:p>
          </table:table-cell>
          <table:table-cell table:style-name="Table1.A1" office:value-type="string">
            <text:p text:style-name="Standard">Author</text:p>
          </table:table-cell>
          <table:table-cell table:style-name="Table1.A1" office:value-type="string">
            <text:p text:style-name="Standard">Comments</text:p>
          </table:table-cell>
        </table:table-row>
        <table:table-row table:style-name="Table1.1">
          <table:table-cell table:style-name="Table1.A1" office:value-type="string">
            <text:list xml:id="list910896174" text:style-name="WWNum1">
              <text:list-item>
                <text:p text:style-name="P23"/>
              </text:list-item>
            </text:list>
          </table:table-cell>
          <table:table-cell table:style-name="Table1.A1" office:value-type="string">
            <text:p text:style-name="Standard">1.0</text:p>
          </table:table-cell>
          <table:table-cell table:style-name="Table1.A1" office:value-type="string">
            <text:p text:style-name="Standard">28 Sep 14</text:p>
          </table:table-cell>
          <table:table-cell table:style-name="Table1.A1" office:value-type="string">
            <text:p text:style-name="Standard">Nikhil L</text:p>
          </table:table-cell>
          <table:table-cell table:style-name="Table1.A1" office:value-type="string">
            <text:p text:style-name="Standard">Initial version</text:p>
          </table:table-cell>
        </table:table-row>
        <table:table-row table:style-name="Table1.1">
          <table:table-cell table:style-name="Table1.A1" office:value-type="string">
            <text:list xml:id="list578006101" text:continue-numbering="true" text:style-name="WWNum1">
              <text:list-item>
                <text:p text:style-name="P23"/>
              </text:list-item>
            </text:list>
          </table:table-cell>
          <table:table-cell table:style-name="Table1.A1" office:value-type="string">
            <text:p text:style-name="Standard">1.1</text:p>
          </table:table-cell>
          <table:table-cell table:style-name="Table1.A1" office:value-type="string">
            <text:p text:style-name="Standard">9 Oct 14</text:p>
          </table:table-cell>
          <table:table-cell table:style-name="Table1.A1" office:value-type="string">
            <text:p text:style-name="Standard">Nikhil L</text:p>
          </table:table-cell>
          <table:table-cell table:style-name="Table1.A1" office:value-type="string">
            <text:p text:style-name="Standard">Expanded requirements</text:p>
          </table:table-cell>
        </table:table-row>
      </table:table>
      <text:p text:style-name="Standard"/>
      <text:list xml:id="list1949679593" text:style-name="WWNum3">
        <text:list-item>
          <text:h text:style-name="P15" text:outline-level="1"><text:bookmark-start text:name="__RefHeading__1247_1995218136"/><text:bookmark-start text:name="_Toc273568997"/>Project Description<text:bookmark-end text:name="__RefHeading__1247_1995218136"/><text:bookmark-end text:name="_Toc273568997"/></text:h>
        </text:list-item>
      </text:list>
      <text:p text:style-name="Standard"/>
      <text:p text:style-name="P4">This project aims to build a fully functional News search engine with the following goals:</text:p>
      <text:list xml:id="list2120307461" text:style-name="WWNum4">
        <text:list-item>
          <text:p text:style-name="P24">Implement a query parser that can parse free text into structured query terms</text:p>
        </text:list-item>
        <text:list-item>
          <text:p text:style-name="P24">Implement a querying mechanism that can ingest query terms and find matching documents</text:p>
        </text:list-item>
        <text:list-item>
          <text:p text:style-name="P24">Implement two popular scoring mechanisms to rank retrieved documents</text:p>
        </text:list-item>
        <text:list-item>
          <text:p text:style-name="P24">Implement one or more methods to improve search engine relevancy scores.</text:p>
        </text:list-item>
      </text:list>
      <text:p text:style-name="Standard"/>
      <text:p text:style-name="P4">As before, you will be implementing this project purely in Java and some starter code would be provided with detailed comments, documentation etc.</text:p>
      <text:p text:style-name="P4"/>
      <text:p text:style-name="P4">All deliverables are due by <text:span text:style-name="T4">19</text:span><text:span text:style-name="T11">th</text:span><text:span text:style-name="T4"> October 2014, 23:59 EST/EDT</text:span>.</text:p>
      <text:list xml:id="list665549002" text:continue-list="list1949679593" text:style-name="WWNum3">
        <text:list-item>
          <text:h text:style-name="P13" text:outline-level="1"><text:bookmark-start text:name="__RefHeading__1249_1995218136"/><text:bookmark-start text:name="_Toc273568998"/>System components<text:bookmark-end text:name="__RefHeading__1249_1995218136"/><text:bookmark-end text:name="_Toc273568998"/></text:h>
        </text:list-item>
      </text:list>
      <text:p text:style-name="Standard"/>
      <text:p text:style-name="P2">Query Parser</text:p>
      <text:p text:style-name="P2">Query</text:p>
      <text:p text:style-name="P2">Index Searcher</text:p>
      <text:p text:style-name="P2">Index</text:p>
      <text:p text:style-name="P2">Query Results (Documents)</text:p>
      <text:p text:style-name="P2">Scorer</text:p>
      <text:p text:style-name="P2">Ranked Results (Documents)</text:p>
      <text:p text:style-name="P2">Search string</text:p>
      <text:p text:style-name="P4">The system has three main components: a query parser, an index searcher and a scorer. An overall system diagram is shown below:</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he following subsections describe the function of each subcomponent in greater detail.</text:p>
      <text:p text:style-name="P4"/>
      <text:list xml:id="list1069242016" text:continue-numbering="true" text:style-name="WWNum3">
        <text:list-item>
          <text:list>
            <text:list-item>
              <text:h text:style-name="P16" text:outline-level="2"><text:bookmark-start text:name="__RefHeading__1251_1995218136"/><text:bookmark-start text:name="_Toc273568999"/>Query Parser<text:bookmark-end text:name="__RefHeading__1251_1995218136"/><text:bookmark-end text:name="_Toc273568999"/></text:h>
            </text:list-item>
          </text:list>
        </text:list-item>
      </text:list>
      <text:p text:style-name="P4">This component is responsible for converting a given raw string query into a Query representation. <text:s/>A Query is nothing but an ordered collection of Clauses that are connected by Boolean operators. Refer to the grammar below:</text:p>
      <text:p text:style-name="P4"/>
      <text:p text:style-name="P6"><text:span text:style-name="T12">Query ::= ( Clause )*</text:span></text:p>
      <text:p text:style-name="P6"><text:span text:style-name="T12">Clause ::= [&lt;Index&gt; “:”] ( &lt;Term&gt; | “(“ Query “)” )</text:span></text:p>
      <text:p text:style-name="P6"><text:span text:style-name="T12">Index ::= Term | Category | Author | Place</text:span></text:p>
      <text:p text:style-name="P6"><text:span text:style-name="T12">Term :: = Query term | “ Query phrase “</text:span></text:p>
      <text:p text:style-name="P6"><text:span text:style-name="T12">Query phrase ::= ( Query term ) *</text:span></text:p>
      <text:p text:style-name="P6"><text:span text:style-name="T12">Operators ::= AND | OR | NOT</text:span></text:p>
      <text:p text:style-name="P4"/>
      <text:p text:style-name="P4">Thus, all that the Query Parser does is parse the given user string and pass on the Query object to downstream classes for them to process.</text:p>
      <text:list xml:id="list1939444144" text:continue-numbering="true" text:style-name="WWNum3">
        <text:list-item>
          <text:list>
            <text:list-item>
              <text:h text:style-name="P16" text:outline-level="2"><text:bookmark-start text:name="__RefHeading__1253_1995218136"/><text:s/><text:bookmark-start text:name="_Toc273569000"/>Index Searcher<text:bookmark-end text:name="__RefHeading__1253_1995218136"/><text:bookmark-end text:name="_Toc273569000"/></text:h>
            </text:list-item>
          </text:list>
        </text:list-item>
      </text:list>
      <text:p text:style-name="P4">As the name suggests, this component is responsible for consuming the given Query object and use it to search through the given Index to retrieve documents. This component would be responsible thus, to perform the following operations:</text:p>
      <text:list xml:id="list1296424597" text:style-name="WWNum5">
        <text:list-item>
          <text:p text:style-name="P25">Determine the order of execution of different Clauses for a given Query</text:p>
        </text:list-item>
        <text:list-item>
          <text:p text:style-name="P25">Evaluate each Clause by retrieving postings through the corresponding indices and intersecting them as necessary</text:p>
        </text:list-item>
        <text:list-item>
          <text:p text:style-name="P25">Generate a final list of retrieved documents for the corresponding Query by evaluating all Clauses. </text:p>
        </text:list-item>
      </text:list>
      <text:p text:style-name="Standard"/>
      <text:p text:style-name="P4">Observe that an accurate Query Parser implementation is crucial for this component to perform correctly. The above list is meant to illustrate the intended functionality of this component and is not binding to the underlying implementation. Further note that the “documents” as mentioned above need not be the Document class encountered during the Indexing phase. At the very least, it is elementary to see that a document while retrieval must have some statistics populated pertaining to the query (i.e. term frequency, document length, etc.)</text:p>
      <text:list xml:id="list1697313337" text:continue-list="list1939444144" text:style-name="WWNum3">
        <text:list-item>
          <text:list>
            <text:list-item>
              <text:h text:style-name="P16" text:outline-level="2"><text:bookmark-start text:name="__RefHeading__1255_1995218136"/><text:bookmark-start text:name="_Toc273569001"/><text:soft-page-break/>Scorer<text:bookmark-end text:name="__RefHeading__1255_1995218136"/><text:bookmark-end text:name="_Toc273569001"/></text:h>
            </text:list-item>
          </text:list>
        </text:list-item>
      </text:list>
      <text:p text:style-name="P4">The set of documents retrieved by the Index Searcher need not be in any order. The Scorer is responsible for ranking the results based on their relevance to the query. At the very least, you will implement two different relevance models: tf-idf based vector similarity model and BM-25 or the Okapi probabilistic model. Thus as the diagram illustrates, the Scorer works on a set of unranked documents and generates a set of ranked documents. </text:p>
      <text:p text:style-name="P4"/>
      <text:list xml:id="list1128557837" text:continue-numbering="true" text:style-name="WWNum3">
        <text:list-item>
          <text:h text:style-name="P13" text:outline-level="1"><text:bookmark-start text:name="__RefHeading__1257_1995218136"/><text:bookmark-start text:name="_Toc273569002"/>Technical Details<text:bookmark-end text:name="__RefHeading__1257_1995218136"/><text:bookmark-end text:name="_Toc273569002"/></text:h>
        </text:list-item>
      </text:list>
      <text:p text:style-name="Standard"/>
      <text:p text:style-name="P4">This project ships with minimal amount of starter code and it is left up to the students to design their architecture and classes beyond the code entry points as detailed below.</text:p>
      <text:list xml:id="list584293959" text:continue-numbering="true" text:style-name="WWNum3">
        <text:list-item>
          <text:list>
            <text:list-item>
              <text:h text:style-name="P16" text:outline-level="2"><text:bookmark-start text:name="__RefHeading__1259_1995218136"/><text:bookmark-start text:name="_Toc273569003"/>SearchRunner<text:bookmark-end text:name="__RefHeading__1259_1995218136"/><text:bookmark-end text:name="_Toc273569003"/></text:h>
            </text:list-item>
          </text:list>
        </text:list-item>
      </text:list>
      <text:p text:style-name="P4">This is the main class used to interact with the searcher. Before we describe the methods, let us enumerate the different modes under which this class runs:</text:p>
      <text:list xml:id="list1911425083" text:style-name="WWNum6">
        <text:list-item>
          <text:p text:style-name="P26">Query mode: The program works as query engine that runs in an infinite loop until terminated. It accepts user queries, validates them and displays search results (see details below). This mode is interactive and more user friendly. There is no strict standardization on how the output must be formatted in this case.</text:p>
        </text:list-item>
        <text:list-item>
          <text:p text:style-name="P26">Evaluation mode: The program works as a barebones query engine that reads queries from a given file and logs the ranked results to a given file (see details below). This is a non-interactive mode and expects results to be formatted as specified for correct evaluations.</text:p>
        </text:list-item>
      </text:list>
      <text:p text:style-name="P4"/>
      <text:p text:style-name="P4"><text:span text:style-name="T4">Irrespective of the mode, the searcher is expected to return at most 10 results.</text:span></text:p>
      <text:p text:style-name="P4"/>
      <text:p text:style-name="P4">Methods to be implement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Standard"/>
          </table:table-cell>
          <table:table-cell table:style-name="Table2.A1" office:value-type="string">
            <text:p text:style-name="Standard">SearchRunner (constructor)</text:p>
          </table:table-cell>
          <table:table-cell table:style-name="Table2.A1" office:value-type="string">
            <text:p text:style-name="Standard">The default constructor for this class. </text:p>
          </table:table-cell>
        </table:table-row>
        <table:table-row table:style-name="Table2.1">
          <table:table-cell table:style-name="Table2.A1" office:value-type="string">
            <text:list xml:id="list1254042391" text:style-name="WWNum7">
              <text:list-item>
                <text:p text:style-name="P27"/>
              </text:list-item>
            </text:list>
          </table:table-cell>
          <table:table-cell table:style-name="Table2.A1" office:value-type="string">
            <text:p text:style-name="Standard">String indexDir</text:p>
          </table:table-cell>
          <table:table-cell table:style-name="Table2.A1" office:value-type="string">
            <text:p text:style-name="Standard">Root directory where the indexes reside. Same as that passed to IndexWriter. </text:p>
          </table:table-cell>
        </table:table-row>
        <table:table-row table:style-name="Table2.1">
          <table:table-cell table:style-name="Table2.A1" office:value-type="string">
            <text:list xml:id="list1444424100" text:continue-numbering="true" text:style-name="WWNum7">
              <text:list-item>
                <text:p text:style-name="P27"/>
              </text:list-item>
            </text:list>
          </table:table-cell>
          <table:table-cell table:style-name="Table2.A1" office:value-type="string">
            <text:p text:style-name="Standard">String corpusDir</text:p>
          </table:table-cell>
          <table:table-cell table:style-name="Table2.A1" office:value-type="string">
            <text:p text:style-name="Standard">Root directory where the corpus resides. <text:span text:style-name="T4">Note that the files would need to be flattened into a single directory as against a </text:span><text:soft-page-break/><text:span text:style-name="T4">hierarchical structure used during indexing. This will allow easy reads using just file ids.</text:span></text:p>
          </table:table-cell>
        </table:table-row>
        <table:table-row table:style-name="Table2.1">
          <table:table-cell table:style-name="Table2.A1" office:value-type="string">
            <text:list xml:id="list370154080" text:continue-numbering="true" text:style-name="WWNum7">
              <text:list-item>
                <text:p text:style-name="P27"/>
              </text:list-item>
            </text:list>
          </table:table-cell>
          <table:table-cell table:style-name="Table2.A1" office:value-type="string">
            <text:p text:style-name="Standard">char mode</text:p>
          </table:table-cell>
          <table:table-cell table:style-name="Table2.A1" office:value-type="string">
            <text:p text:style-name="Standard">Mode as defined above, one of Q or E</text:p>
          </table:table-cell>
        </table:table-row>
        <table:table-row table:style-name="Table2.1">
          <table:table-cell table:style-name="Table2.A1" office:value-type="string">
            <text:list xml:id="list573389798" text:continue-numbering="true" text:style-name="WWNum7">
              <text:list-item>
                <text:p text:style-name="P27"/>
              </text:list-item>
            </text:list>
          </table:table-cell>
          <table:table-cell table:style-name="Table2.A1" office:value-type="string">
            <text:p text:style-name="Standard">PrintStream stream</text:p>
          </table:table-cell>
          <table:table-cell table:style-name="Table2.A1" office:value-type="string">
            <text:p text:style-name="Standard">The print stream to which the search results must be written</text:p>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void</text:p>
          </table:table-cell>
          <table:table-cell table:style-name="Table3.A1" office:value-type="string">
            <text:p text:style-name="Standard">query</text:p>
          </table:table-cell>
          <table:table-cell table:style-name="Table3.A1" office:value-type="string">
            <text:p text:style-name="Standard">This method parses, validates and executes the given user query in the “Q” mode and prints the results to the stream passed in the constructor. </text:p>
          </table:table-cell>
        </table:table-row>
        <table:table-row table:style-name="Table3.1">
          <table:table-cell table:style-name="Table3.A1" office:value-type="string">
            <text:list xml:id="list989490654" text:style-name="WWNum8">
              <text:list-item>
                <text:p text:style-name="P28"/>
              </text:list-item>
            </text:list>
          </table:table-cell>
          <table:table-cell table:style-name="Table3.A1" office:value-type="string">
            <text:p text:style-name="Standard">String userQuery</text:p>
          </table:table-cell>
          <table:table-cell table:style-name="Table3.A1" office:value-type="string">
            <text:p text:style-name="Standard">The query to be executed</text:p>
          </table:table-cell>
        </table:table-row>
        <table:table-row table:style-name="Table3.1">
          <table:table-cell table:style-name="Table3.A1" office:value-type="string">
            <text:list xml:id="list541452688" text:continue-numbering="true" text:style-name="WWNum8">
              <text:list-item>
                <text:p text:style-name="P28"/>
              </text:list-item>
            </text:list>
          </table:table-cell>
          <table:table-cell table:style-name="Table3.A1" office:value-type="string">
            <text:p text:style-name="Standard">ScoringModel model</text:p>
          </table:table-cell>
          <table:table-cell table:style-name="Table3.A1" office:value-type="string">
            <text:p text:style-name="Standard">An optional parameter indicating what scoring model must be used (TFIDF or OKAPI)</text:p>
          </table:table-cell>
        </table:table-row>
      </table:table>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void</text:p>
          </table:table-cell>
          <table:table-cell table:style-name="Table4.A1" office:value-type="string">
            <text:p text:style-name="Standard">query</text:p>
          </table:table-cell>
          <table:table-cell table:style-name="Table4.A1" office:value-type="string">
            <text:p text:style-name="Standard">This method parses, validates and executes queries from the given file in the “E” mode and prints the results to the stream passed in the constructor</text:p>
          </table:table-cell>
        </table:table-row>
        <table:table-row table:style-name="Table4.1">
          <table:table-cell table:style-name="Table4.A1" office:value-type="string">
            <text:list xml:id="list1961155029" text:style-name="WWNum9">
              <text:list-item>
                <text:p text:style-name="P29"/>
              </text:list-item>
            </text:list>
          </table:table-cell>
          <table:table-cell table:style-name="Table4.A1" office:value-type="string">
            <text:p text:style-name="Standard">File queryFile</text:p>
          </table:table-cell>
          <table:table-cell table:style-name="Table4.A1" office:value-type="string">
            <text:p text:style-name="Standard">The file from which queries to be read</text:p>
          </table:table-cell>
        </table:table-row>
      </table:table>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void</text:p>
          </table:table-cell>
          <table:table-cell table:style-name="Table5.A1" office:value-type="string">
            <text:p text:style-name="Standard">close</text:p>
          </table:table-cell>
          <table:table-cell table:style-name="Table5.A1" office:value-type="string">
            <text:p text:style-name="Standard">Utility method for cleaning up resources, releasing locks etc.</text:p>
          </table:table-cell>
        </table:table-row>
      </table:table>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boolean</text:p>
          </table:table-cell>
          <table:table-cell table:style-name="Table6.A1" office:value-type="string">
            <text:p text:style-name="Standard">wildcardSupported</text:p>
          </table:table-cell>
          <table:table-cell table:style-name="Table6.A1" office:value-type="string">
            <text:p text:style-name="Standard">Return true if and only if you have implemented wildcard query support</text:p>
          </table:table-cell>
        </table:table-row>
      </table:table>
      <text:p text:style-name="P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Map&lt;String,</text:p>
            <text:p text:style-name="Standard">List&lt;String&gt;&gt;</text:p>
          </table:table-cell>
          <table:table-cell table:style-name="Table7.A1" office:value-type="string">
            <text:p text:style-name="Standard">getQueryTerms</text:p>
          </table:table-cell>
          <table:table-cell table:style-name="Table7.A1" office:value-type="string">
            <text:p text:style-name="Standard">Method to get expanded terms for a wildcard query. </text:p>
            <text:p text:style-name="Standard"/>
            <text:p text:style-name="Standard">The key of the map is the original term with the wildcard; the value is the list of expanded terms. The list is not expected to be in any order.</text:p>
          </table:table-cell>
        </table:table-row>
      </table:table>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boolean</text:p>
          </table:table-cell>
          <table:table-cell table:style-name="Table8.A1" office:value-type="string">
            <text:p text:style-name="Standard">spellCorrectSupported</text:p>
          </table:table-cell>
          <table:table-cell table:style-name="Table8.A1" office:value-type="string">
            <text:p text:style-name="Standard">Return true if and only if you have implemented spell correct support</text:p>
          </table:table-cell>
        </table:table-row>
      </table:table>
      <text:p text:style-name="P4"/>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Standard">List&lt;String&gt;</text:p>
          </table:table-cell>
          <table:table-cell table:style-name="Table9.A1" office:value-type="string">
            <text:p text:style-name="Standard">getCorrections</text:p>
          </table:table-cell>
          <table:table-cell table:style-name="Table9.A1" office:value-type="string">
            <text:p text:style-name="Standard">Method to get ranked queries with corrected spellings. </text:p>
            <text:p text:style-name="Standard"/>
            <text:p text:style-name="Standard">Note that the full query must be returned and not just the corrected word. If no suggestions were found, return null.</text:p>
          </table:table-cell>
        </table:table-row>
      </table:table>
      <text:p text:style-name="P4"/>
      <text:p text:style-name="P4">We now describe the formatting requirements:</text:p>
      <text:list xml:id="list858876462" text:continue-list="list584293959" text:style-name="WWNum3">
        <text:list-item>
          <text:list>
            <text:list-item>
              <text:list>
                <text:list-item>
                  <text:h text:style-name="P17" text:outline-level="3"><text:bookmark-start text:name="__RefHeading__1261_1995218136"/><text:bookmark-start text:name="_Toc273569004"/>Query mode<text:bookmark-end text:name="__RefHeading__1261_1995218136"/><text:bookmark-end text:name="_Toc273569004"/></text:h>
                </text:list-item>
              </text:list>
            </text:list-item>
          </text:list>
        </text:list-item>
      </text:list>
      <text:p text:style-name="P7">This mode has the least formatting requirements, but the following information is required to be printed:</text:p>
      <text:list xml:id="list1900704108" text:continue-list="list1961155029" text:style-name="WWNum9">
        <text:list-item>
          <text:list>
            <text:list-item>
              <text:p text:style-name="P29">Query: The user query as input</text:p>
            </text:list-item>
            <text:list-item>
              <text:p text:style-name="P29">Query time: Time taken to execute the query, prepare results and print them in ms.</text:p>
            </text:list-item>
            <text:list-item>
              <text:p text:style-name="P29">Result rank: Rank of a returned result (document) starting from 1.</text:p>
            </text:list-item>
            <text:list-item>
              <text:p text:style-name="P29">Result title: The title of the news article</text:p>
            </text:list-item>
            <text:list-item>
              <text:p text:style-name="P29">Result snippet: A short 2-3 line snippet from the news article indicating its relevance to the query.</text:p>
            </text:list-item>
            <text:list-item>
              <text:p text:style-name="P29">Result relevancy: The relevancy score for the result.</text:p>
            </text:list-item>
            <text:list-item>
              <text:p text:style-name="P29">Term highlighting (optional): If needed you can highlight query terms as found in the results using the HTML markup &lt;b&gt;…&lt;/b&gt;</text:p>
            </text:list-item>
          </text:list>
        </text:list-item>
      </text:list>
      <text:list xml:id="list367945014" text:continue-list="list858876462" text:style-name="WWNum3">
        <text:list-item>
          <text:list>
            <text:list-item>
              <text:list>
                <text:list-item>
                  <text:h text:style-name="P17" text:outline-level="3"><text:bookmark-start text:name="__RefHeading__1263_1995218136"/><text:bookmark-start text:name="_Toc273569005"/>Evaluation mode<text:bookmark-end text:name="__RefHeading__1263_1995218136"/><text:bookmark-end text:name="_Toc273569005"/></text:h>
                </text:list-item>
              </text:list>
            </text:list-item>
          </text:list>
        </text:list-item>
      </text:list>
      <text:p text:style-name="List_20_Paragraph">We first describe the formatting for the input file and then how the output should be formatted.</text:p>
      <text:list xml:id="list449834212" text:continue-numbering="true" text:style-name="WWNum3">
        <text:list-item>
          <text:list>
            <text:list-item>
              <text:list>
                <text:list-item>
                  <text:list>
                    <text:list-item>
                      <text:h text:style-name="P18" text:outline-level="4">Input file</text:h>
                    </text:list-item>
                  </text:list>
                </text:list-item>
              </text:list>
            </text:list-item>
          </text:list>
        </text:list-item>
      </text:list>
      <text:p text:style-name="P8">A sample input file is shown below, followed by explanations</text:p>
      <text:p text:style-name="P8"/>
      <text:p text:style-name="P10"><text:span text:style-name="T12">numQueries=3</text:span></text:p>
      <text:p text:style-name="P10"><text:span text:style-name="T12">Q_1A63C:{hello world}</text:span></text:p>
      <text:p text:style-name="P10"><text:span text:style-name="T12">Q_6V87S:{Category:oil AND place:Dubai AND ( price OR cost )}</text:span></text:p>
      <text:p text:style-name="P10"><text:span text:style-name="T12">Q_4K66L:{long query with several words}</text:span></text:p>
      <text:p text:style-name="P9"/>
      <text:p text:style-name="P8"><text:span text:style-name="T2">As can be observed, the file follows the following conventions:</text:span></text:p>
      <text:list xml:id="list1967789462" text:style-name="WWNum11">
        <text:list-item>
          <text:p text:style-name="P30"><text:span text:style-name="T2">The first line will always be numQueries=XX where XX denotes the total number of queries in the file</text:span></text:p>
        </text:list-item>
        <text:list-item>
          <text:p text:style-name="P30"><text:span text:style-name="T2">Each line contains one query, a query is identified by an id and enclosed within { and }. So in the first line – the query id is Q_1A63C and the query is </text:span><text:span text:style-name="T3">hello world</text:span></text:p>
        </text:list-item>
        <text:list-item>
          <text:p text:style-name="P30"><text:soft-page-break/><text:span text:style-name="T2">No assumptions can and should be made on query ids in terms of their length or characteristics etc. These are ids for TA usage and reference only.</text:span></text:p>
        </text:list-item>
      </text:list>
      <text:list xml:id="list1017226728" text:continue-list="list449834212" text:style-name="WWNum3">
        <text:list-item>
          <text:list>
            <text:list-item>
              <text:list>
                <text:list-item>
                  <text:list>
                    <text:list-item>
                      <text:h text:style-name="P18" text:outline-level="4">Output file</text:h>
                    </text:list-item>
                  </text:list>
                </text:list-item>
              </text:list>
            </text:list-item>
          </text:list>
        </text:list-item>
      </text:list>
      <text:p text:style-name="P8">A sample output file is shown below, followed by explanations</text:p>
      <text:p text:style-name="P10"><text:span text:style-name="T12">numResults=2</text:span></text:p>
      <text:p text:style-name="P10"><text:span text:style-name="T12">Q_1A63C:{00217#0.97632, 00062#0.85213}</text:span></text:p>
      <text:p text:style-name="P10"><text:span text:style-name="T12">Q_6V87S:{00088#0.55173, 00712#0.44333, 00262#0.21763}</text:span></text:p>
      <text:p text:style-name="P8"/>
      <text:p text:style-name="P8"><text:span text:style-name="T2">As can be observed, the file follows the following conventions:</text:span></text:p>
      <text:list xml:id="list1561277194" text:continue-list="list1967789462" text:style-name="WWNum11">
        <text:list-item>
          <text:p text:style-name="P30"><text:span text:style-name="T2">The first line will always be numResults=XX where XX denotes the total number of results in the file. This must always be less than or equal to numQueries from the input file.</text:span></text:p>
        </text:list-item>
        <text:list-item>
          <text:p text:style-name="P30"><text:span text:style-name="T2">Each line contains one result. As in the query file, the query id appears as the prefix and the results within { and }</text:span></text:p>
        </text:list-item>
        <text:list-item>
          <text:p text:style-name="P30"><text:span text:style-name="T2">It is not required for the results to be in the same order as the input. As long as the correct query ids are referenced, you should be fine.</text:span></text:p>
        </text:list-item>
        <text:list-item>
          <text:p text:style-name="P30"><text:span text:style-name="T2">A result set contains at most 10 ordered tuples separated by commas.</text:span></text:p>
        </text:list-item>
        <text:list-item>
          <text:p text:style-name="P30"><text:span text:style-name="T2">A tuple consists of the file id and its relevancy score denoted as &lt;id&gt;#&lt;score&gt;.</text:span></text:p>
        </text:list-item>
        <text:list-item>
          <text:p text:style-name="P30"><text:span text:style-name="T2">The file ids must match the ones in the index / corpus.</text:span></text:p>
        </text:list-item>
        <text:list-item>
          <text:p text:style-name="P30"><text:span text:style-name="T2">The relevancy scores must be between 0 and 1 (normalize if needed). They must have at most five places of decimal.</text:span></text:p>
        </text:list-item>
        <text:list-item>
          <text:p text:style-name="P30"><text:span text:style-name="T2">The results must be ordered in decreasing order of relevancy.</text:span></text:p>
        </text:list-item>
      </text:list>
      <text:list xml:id="list231190140" text:continue-list="list1017226728" text:style-name="WWNum3">
        <text:list-item>
          <text:list>
            <text:list-item>
              <text:h text:style-name="P16" text:outline-level="2"><text:bookmark-start text:name="__RefHeading__1265_1995218136"/><text:bookmark-start text:name="_Toc273569006"/>QueryParser<text:bookmark-end text:name="__RefHeading__1265_1995218136"/><text:bookmark-end text:name="_Toc273569006"/></text:h>
            </text:list-item>
          </text:list>
        </text:list-item>
      </text:list>
      <text:p text:style-name="P4">This class as noted before parses a given string into a Query object (refer to Query class in the following section). You are expected to implement just one method as follows:</text:p>
      <text:p text:style-name="P5"/>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Standard">Query</text:p>
          </table:table-cell>
          <table:table-cell table:style-name="Table10.A1" office:value-type="string">
            <text:p text:style-name="Standard">(static) parse</text:p>
          </table:table-cell>
          <table:table-cell table:style-name="Table10.A1" office:value-type="string">
            <text:p text:style-name="Standard">This method parses the given user string into a Query object if a valid query was provided.</text:p>
            <text:p text:style-name="Standard"/>
            <text:p text:style-name="Standard">A QueryParserException should be thrown if the provided query is invalid </text:p>
          </table:table-cell>
        </table:table-row>
        <text:soft-page-break/>
        <table:table-row table:style-name="Table10.1">
          <table:table-cell table:style-name="Table10.A1" office:value-type="string">
            <text:list xml:id="list1170992966" text:style-name="WWNum12">
              <text:list-item>
                <text:p text:style-name="P31"/>
              </text:list-item>
            </text:list>
          </table:table-cell>
          <table:table-cell table:style-name="Table10.A1" office:value-type="string">
            <text:p text:style-name="Standard">String userQuery</text:p>
          </table:table-cell>
          <table:table-cell table:style-name="Table10.A1" office:value-type="string">
            <text:p text:style-name="Standard">The query to be parsed</text:p>
          </table:table-cell>
        </table:table-row>
        <table:table-row table:style-name="Table10.1">
          <table:table-cell table:style-name="Table10.A1" office:value-type="string">
            <text:list xml:id="list871171457" text:continue-numbering="true" text:style-name="WWNum12">
              <text:list-item>
                <text:p text:style-name="P31"/>
              </text:list-item>
            </text:list>
          </table:table-cell>
          <table:table-cell table:style-name="Table10.A1" office:value-type="string">
            <text:p text:style-name="Standard">String defaultOperator</text:p>
          </table:table-cell>
          <table:table-cell table:style-name="Table10.A1" office:value-type="string">
            <text:p text:style-name="Standard">Default operator (AND or OR) that should used to join clauses in the query. By default this should be “OR” and this parameter can be optionally provided to override this behavior.</text:p>
          </table:table-cell>
        </table:table-row>
      </table:table>
      <text:p text:style-name="P5"/>
      <text:list xml:id="list1482634244" text:continue-list="list231190140" text:style-name="WWNum3">
        <text:list-item>
          <text:list>
            <text:list-item>
              <text:h text:style-name="P16" text:outline-level="2"><text:bookmark-start text:name="__RefHeading__1267_1995218136"/><text:bookmark-start text:name="_Toc273569007"/>Query<text:bookmark-end text:name="__RefHeading__1267_1995218136"/><text:bookmark-end text:name="_Toc273569007"/></text:h>
            </text:list-item>
          </text:list>
        </text:list-item>
      </text:list>
      <text:p text:style-name="P4">This class denotes a parsed Query. You are free to add any functionality and code as you may like here. We however expect the following method to be implemented.</text:p>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Standard">String</text:p>
          </table:table-cell>
          <table:table-cell table:style-name="Table11.A1" office:value-type="string">
            <text:p text:style-name="Standard">toString</text:p>
          </table:table-cell>
          <table:table-cell table:style-name="Table11.A1" office:value-type="string">
            <text:p text:style-name="Standard">Returns a string representation of the query as detailed in the following section. </text:p>
          </table:table-cell>
        </table:table-row>
      </table:table>
      <text:list xml:id="list849019186" text:continue-numbering="true" text:style-name="WWNum3">
        <text:list-item>
          <text:list>
            <text:list-item>
              <text:list>
                <text:list-item>
                  <text:h text:style-name="P17" text:outline-level="3"><text:bookmark-start text:name="__RefHeading__1269_1995218136"/><text:bookmark-start text:name="_Toc273569008"/>Query syntax and string representation<text:bookmark-end text:name="__RefHeading__1269_1995218136"/><text:bookmark-end text:name="_Toc273569008"/></text:h>
                </text:list-item>
              </text:list>
            </text:list-item>
          </text:list>
        </text:list-item>
      </text:list>
      <text:p text:style-name="P7">This user query should follow the grammar specified. It would perhaps be most instructive to show some examples.</text:p>
      <text:p text:style-name="P7"/>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Standard">S.No</text:p>
          </table:table-cell>
          <table:table-cell table:style-name="Table12.A1" office:value-type="string">
            <text:p text:style-name="P11">User query</text:p>
          </table:table-cell>
          <table:table-cell table:style-name="Table12.A1" office:value-type="string">
            <text:p text:style-name="Standard">String representation </text:p>
          </table:table-cell>
        </table:table-row>
        <table:table-row table:style-name="Table12.1">
          <table:table-cell table:style-name="Table12.A1" office:value-type="string">
            <text:list xml:id="list2109460693" text:style-name="WWNum15">
              <text:list-item>
                <text:p text:style-name="P32"/>
              </text:list-item>
            </text:list>
          </table:table-cell>
          <table:table-cell table:style-name="Table12.A1" office:value-type="string">
            <text:p text:style-name="Standard">hello</text:p>
          </table:table-cell>
          <table:table-cell table:style-name="Table12.A1" office:value-type="string">
            <text:p text:style-name="Standard">{ Term:hello }</text:p>
          </table:table-cell>
        </table:table-row>
        <table:table-row table:style-name="Table12.1">
          <table:table-cell table:style-name="Table12.A1" office:value-type="string">
            <text:list xml:id="list2027613859" text:continue-numbering="true" text:style-name="WWNum15">
              <text:list-item>
                <text:p text:style-name="P32"/>
              </text:list-item>
            </text:list>
          </table:table-cell>
          <table:table-cell table:style-name="Table12.A1" office:value-type="string">
            <text:p text:style-name="Standard">hello world</text:p>
          </table:table-cell>
          <table:table-cell table:style-name="Table12.A1" office:value-type="string">
            <text:p text:style-name="Standard">{ Term:hello OR Term:world }</text:p>
          </table:table-cell>
        </table:table-row>
        <table:table-row table:style-name="Table12.1">
          <table:table-cell table:style-name="Table12.A1" office:value-type="string">
            <text:list xml:id="list1158200035" text:continue-numbering="true" text:style-name="WWNum15">
              <text:list-item>
                <text:p text:style-name="P32"/>
              </text:list-item>
            </text:list>
          </table:table-cell>
          <table:table-cell table:style-name="Table12.A1" office:value-type="string">
            <text:p text:style-name="Standard">“hello world”</text:p>
          </table:table-cell>
          <table:table-cell table:style-name="Table12.A1" office:value-type="string">
            <text:p text:style-name="Standard">{ Term:”hello world” }</text:p>
          </table:table-cell>
        </table:table-row>
        <table:table-row table:style-name="Table12.1">
          <table:table-cell table:style-name="Table12.A1" office:value-type="string">
            <text:list xml:id="list1201093417" text:continue-numbering="true" text:style-name="WWNum15">
              <text:list-item>
                <text:p text:style-name="P32"/>
              </text:list-item>
            </text:list>
          </table:table-cell>
          <table:table-cell table:style-name="Table12.A1" office:value-type="string">
            <text:p text:style-name="Standard">orange AND yellow </text:p>
          </table:table-cell>
          <table:table-cell table:style-name="Table12.A1" office:value-type="string">
            <text:p text:style-name="Standard">{ Term:orange AND Term:yellow }</text:p>
          </table:table-cell>
        </table:table-row>
        <table:table-row table:style-name="Table12.1">
          <table:table-cell table:style-name="Table12.A1" office:value-type="string">
            <text:list xml:id="list1130298847" text:continue-numbering="true" text:style-name="WWNum15">
              <text:list-item>
                <text:p text:style-name="P32"/>
              </text:list-item>
            </text:list>
          </table:table-cell>
          <table:table-cell table:style-name="Table12.A1" office:value-type="string">
            <text:p text:style-name="Standard">(black OR blue) AND bruises</text:p>
          </table:table-cell>
          <table:table-cell table:style-name="Table12.A1" office:value-type="string">
            <text:p text:style-name="Standard">{ [ Term:black OR Term:blue ] AND Term:bruises }</text:p>
          </table:table-cell>
        </table:table-row>
        <table:table-row table:style-name="Table12.1">
          <table:table-cell table:style-name="Table12.A1" office:value-type="string">
            <text:list xml:id="list787030571" text:continue-numbering="true" text:style-name="WWNum15">
              <text:list-item>
                <text:p text:style-name="P32"/>
              </text:list-item>
            </text:list>
          </table:table-cell>
          <table:table-cell table:style-name="Table12.A1" office:value-type="string">
            <text:p text:style-name="Standard">Author:rushdie NOT jihad</text:p>
          </table:table-cell>
          <table:table-cell table:style-name="Table12.A1" office:value-type="string">
            <text:p text:style-name="Standard">{ Author:rushdie AND &lt;Term:jihad&gt; }</text:p>
          </table:table-cell>
        </table:table-row>
        <table:table-row table:style-name="Table12.1">
          <table:table-cell table:style-name="Table12.A1" office:value-type="string">
            <text:list xml:id="list1257226962" text:continue-numbering="true" text:style-name="WWNum15">
              <text:list-item>
                <text:p text:style-name="P32"/>
              </text:list-item>
            </text:list>
          </table:table-cell>
          <table:table-cell table:style-name="Table12.A1" office:value-type="string">
            <text:p text:style-name="Standard">Category:War AND Author:Dutt AND Place:Baghdad AND prisoners detainees rebels</text:p>
          </table:table-cell>
          <table:table-cell table:style-name="Table12.A1" office:value-type="string">
            <text:p text:style-name="Standard">{ Category:War AND Author:Dutt AND Place:Baghdad AND [ Term:prisoners OR Term:detainees OR Term:rebels ] }</text:p>
          </table:table-cell>
        </table:table-row>
        <table:table-row table:style-name="Table12.1">
          <table:table-cell table:style-name="Table12.A1" office:value-type="string">
            <text:list xml:id="list1270225243" text:continue-numbering="true" text:style-name="WWNum15">
              <text:list-item>
                <text:p text:style-name="P32"/>
              </text:list-item>
            </text:list>
          </table:table-cell>
          <table:table-cell table:style-name="Table12.A1" office:value-type="string">
            <text:p text:style-name="Standard">(Love NOT War) AND Category:(movies NOT crime)</text:p>
          </table:table-cell>
          <table:table-cell table:style-name="Table12.A1" office:value-type="string">
            <text:p text:style-name="Standard">{ [ Term:Love AND &lt;Term:War&gt; ] AND [ Category:movies AND &lt;Category:crime&gt; ] }</text:p>
          </table:table-cell>
        </table:table-row>
      </table:table>
      <text:p text:style-name="Standard"><text:soft-page-break/></text:p>
      <text:p text:style-name="P7">Additional notes:</text:p>
      <text:list xml:id="list799014984" text:style-name="WWNum34">
        <text:list-item>
          <text:p text:style-name="P33">NOT</text:p>
        </text:list-item>
      </text:list>
      <text:list xml:id="list174415703" text:style-name="WWNum35">
        <text:list-item>
          <text:p text:style-name="P34">This would never be the first term in a clause, like ‘NOT A OR B’</text:p>
        </text:list-item>
        <text:list-item>
          <text:p text:style-name="P34">It would always be used with two terms only. So you would not get ‘A B NOT C’ or ‘A NOT B C’ etc. So it would always be of the form ‘A NOT B’.</text:p>
        </text:list-item>
        <text:list-item>
          <text:p text:style-name="P34">But the grouped clause can be combined with larger clauses like ‘A B C D E F (G NOT H)’</text:p>
        </text:list-item>
        <text:list-item>
          <text:p text:style-name="P34">Even when no operator is defined, it should be assumed as AND, i.e. it is not valid with OR ‘A OR NOT B’ for example.</text:p>
        </text:list-item>
      </text:list>
      <text:list xml:id="list1697980320" text:continue-list="list799014984" text:style-name="WWNum34">
        <text:list-item>
          <text:p text:style-name="P33">Default operators and Boolean operators</text:p>
        </text:list-item>
      </text:list>
      <text:list xml:id="list838086156" text:style-name="WWNum36">
        <text:list-item>
          <text:p text:style-name="P35">A given clause would either have a Boolean operator or not, but not both.</text:p>
        </text:list-item>
        <text:list-item>
          <text:p text:style-name="P35">At most a clause would have four terms or clauses. So ‘A B C D’ and ‘(A OR B OR C OR D) AND ((E AND F) OR (G AND H)) AND ((I OR J OR K) AND (L OR M OR N OR O)) AND (P OR (Q OR (R OR (S AND T))))’ are both valid.</text:p>
        </text:list-item>
        <text:list-item>
          <text:p text:style-name="P35">Above implies nested queries as well.</text:p>
        </text:list-item>
      </text:list>
      <text:list xml:id="list2122775098" text:continue-list="list849019186" text:style-name="WWNum3">
        <text:list-item>
          <text:h text:style-name="P13" text:outline-level="1"><text:bookmark-start text:name="__RefHeading__1271_1995218136"/>Testing and evaluation<text:bookmark-end text:name="__RefHeading__1271_1995218136"/></text:h>
        </text:list-item>
      </text:list>
      <text:p text:style-name="P4">We would use a hybrid methodology to evaluate this project. Largely, the project evaluation can be broken down into three components:</text:p>
      <text:list xml:id="list1339270812" text:style-name="WWNum16">
        <text:list-item>
          <text:p text:style-name="P36"><text:span text:style-name="T2">Automated tests: We would evaluate the QueryParser and Query classes using automated tests like in Project 1.</text:span></text:p>
        </text:list-item>
        <text:list-item>
          <text:p text:style-name="P36"><text:span text:style-name="T2">Manual testing: We would manually evaluate your relevance models in “Query” mode.</text:span></text:p>
        </text:list-item>
        <text:list-item>
          <text:p text:style-name="P36"><text:span text:style-name="T2">Performance testing: We would evaluate the overall performance of your searcher using standard metrics in the “Evaluate” mode.</text:span></text:p>
        </text:list-item>
      </text:list>
      <text:p text:style-name="P3"/>
      <text:p text:style-name="P4"><text:span text:style-name="T2">We first present the grading guidelines followed by details of individual testing modes.</text:span></text:p>
      <text:list xml:id="list562066030" text:continue-list="list2122775098" text:style-name="WWNum3">
        <text:list-item>
          <text:list>
            <text:list-item>
              <text:h text:style-name="P16" text:outline-level="2"><text:bookmark-start text:name="__RefHeading__1273_1995218136"/><text:bookmark-start text:name="_Toc273569010"/>Grading guidelines<text:bookmark-end text:name="__RefHeading__1273_1995218136"/><text:bookmark-end text:name="_Toc273569010"/></text:h>
            </text:list-item>
          </text:list>
        </text:list-item>
      </text:list>
      <text:p text:style-name="P4">The following table summarizes the overall grading guidelines:</text:p>
      <text:p text:style-name="P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Standard">S.no.</text:p>
          </table:table-cell>
          <table:table-cell table:style-name="Table13.A1" office:value-type="string">
            <text:p text:style-name="Standard">Functionality / Evaluation Method</text:p>
          </table:table-cell>
          <table:table-cell table:style-name="Table13.A1" office:value-type="string">
            <text:p text:style-name="Standard">Points</text:p>
          </table:table-cell>
        </table:table-row>
        <table:table-row table:style-name="Table13.1">
          <table:table-cell table:style-name="Table13.A1" office:value-type="string">
            <text:list xml:id="list2025660208" text:style-name="WWNum17">
              <text:list-item>
                <text:p text:style-name="P37"/>
              </text:list-item>
            </text:list>
          </table:table-cell>
          <table:table-cell table:style-name="Table13.A1" office:value-type="string">
            <text:p text:style-name="Standard"><text:span text:style-name="T4">Automated: QueryParser and Query</text:span></text:p>
          </table:table-cell>
          <table:table-cell table:style-name="Table13.A1" office:value-type="string">
            <text:p text:style-name="P1"><text:span text:style-name="T4">20</text:span></text:p>
          </table:table-cell>
        </table:table-row>
        <table:table-row table:style-name="Table13.1">
          <table:table-cell table:style-name="Table13.A1" office:value-type="string">
            <text:list xml:id="list87291660" text:continue-numbering="true" text:style-name="WWNum17">
              <text:list-item>
                <text:p text:style-name="P37"/>
              </text:list-item>
            </text:list>
          </table:table-cell>
          <table:table-cell table:style-name="Table13.A1" office:value-type="string">
            <text:p text:style-name="Standard"><text:span text:style-name="T4">Manual: Relevancy models</text:span></text:p>
          </table:table-cell>
          <table:table-cell table:style-name="Table13.A1" office:value-type="string">
            <text:p text:style-name="P1"><text:span text:style-name="T4">40</text:span></text:p>
          </table:table-cell>
        </table:table-row>
        <text:soft-page-break/>
        <table:table-row table:style-name="Table13.1">
          <table:table-cell table:style-name="Table13.A1" office:value-type="string">
            <text:list xml:id="list683635587" text:style-name="WWNum21">
              <text:list-item>
                <text:list>
                  <text:list-item>
                    <text:list>
                      <text:list-item>
                        <text:p text:style-name="P38"/>
                      </text:list-item>
                    </text:list>
                  </text:list-item>
                </text:list>
              </text:list-item>
            </text:list>
          </table:table-cell>
          <table:table-cell table:style-name="Table13.A1" office:value-type="string">
            <text:p text:style-name="Standard">Basic result list: Ranking, Title, Time</text:p>
          </table:table-cell>
          <table:table-cell table:style-name="Table13.A1" office:value-type="string">
            <text:p text:style-name="P1">5</text:p>
          </table:table-cell>
        </table:table-row>
        <table:table-row table:style-name="Table13.1">
          <table:table-cell table:style-name="Table13.A1" office:value-type="string">
            <text:list xml:id="list599629339" text:continue-numbering="true" text:style-name="WWNum21">
              <text:list-item>
                <text:list>
                  <text:list-item>
                    <text:list>
                      <text:list-item>
                        <text:p text:style-name="P38"/>
                      </text:list-item>
                    </text:list>
                  </text:list-item>
                </text:list>
              </text:list-item>
            </text:list>
          </table:table-cell>
          <table:table-cell table:style-name="Table13.A1" office:value-type="string">
            <text:p text:style-name="Standard">Relevancy scores: Tf-Idf</text:p>
          </table:table-cell>
          <table:table-cell table:style-name="Table13.A1" office:value-type="string">
            <text:p text:style-name="P1">10</text:p>
          </table:table-cell>
        </table:table-row>
        <table:table-row table:style-name="Table13.1">
          <table:table-cell table:style-name="Table13.A1" office:value-type="string">
            <text:list xml:id="list1590096933" text:continue-numbering="true" text:style-name="WWNum21">
              <text:list-item>
                <text:list>
                  <text:list-item>
                    <text:list>
                      <text:list-item>
                        <text:p text:style-name="P38"/>
                      </text:list-item>
                    </text:list>
                  </text:list-item>
                </text:list>
              </text:list-item>
            </text:list>
          </table:table-cell>
          <table:table-cell table:style-name="Table13.A1" office:value-type="string">
            <text:p text:style-name="Standard">Relevancy scores: Okapi</text:p>
          </table:table-cell>
          <table:table-cell table:style-name="Table13.A1" office:value-type="string">
            <text:p text:style-name="P1">15</text:p>
          </table:table-cell>
        </table:table-row>
        <table:table-row table:style-name="Table13.1">
          <table:table-cell table:style-name="Table13.A1" office:value-type="string">
            <text:list xml:id="list1985524692" text:continue-numbering="true" text:style-name="WWNum21">
              <text:list-item>
                <text:list>
                  <text:list-item>
                    <text:list>
                      <text:list-item>
                        <text:p text:style-name="P38"/>
                      </text:list-item>
                    </text:list>
                  </text:list-item>
                </text:list>
              </text:list-item>
            </text:list>
          </table:table-cell>
          <table:table-cell table:style-name="Table13.A1" office:value-type="string">
            <text:p text:style-name="Standard">Snippet generation</text:p>
          </table:table-cell>
          <table:table-cell table:style-name="Table13.A1" office:value-type="string">
            <text:p text:style-name="P1">10</text:p>
          </table:table-cell>
        </table:table-row>
        <table:table-row table:style-name="Table13.1">
          <table:table-cell table:style-name="Table13.A1" office:value-type="string">
            <text:list xml:id="list108247915" text:continue-list="list87291660" text:style-name="WWNum17">
              <text:list-item>
                <text:p text:style-name="P37"/>
              </text:list-item>
            </text:list>
          </table:table-cell>
          <table:table-cell table:style-name="Table13.A1" office:value-type="string">
            <text:p text:style-name="Standard"><text:span text:style-name="T4">Performance evaluation</text:span></text:p>
          </table:table-cell>
          <table:table-cell table:style-name="Table13.A1" office:value-type="string">
            <text:p text:style-name="P1"><text:span text:style-name="T4">40</text:span></text:p>
          </table:table-cell>
        </table:table-row>
        <table:table-row table:style-name="Table13.1">
          <table:table-cell table:style-name="Table13.A1" office:value-type="string">
            <text:list xml:id="list2045250557" text:style-name="WWNum22">
              <text:list-item>
                <text:list>
                  <text:list-item>
                    <text:list>
                      <text:list-item>
                        <text:p text:style-name="P39"/>
                      </text:list-item>
                    </text:list>
                  </text:list-item>
                </text:list>
              </text:list-item>
            </text:list>
          </table:table-cell>
          <table:table-cell table:style-name="Table13.A1" office:value-type="string">
            <text:p text:style-name="Standard">Simple term queries (1 – 3 words) </text:p>
          </table:table-cell>
          <table:table-cell table:style-name="Table13.A1" office:value-type="string">
            <text:p text:style-name="P1">10</text:p>
          </table:table-cell>
        </table:table-row>
        <table:table-row table:style-name="Table13.1">
          <table:table-cell table:style-name="Table13.A1" office:value-type="string">
            <text:list xml:id="list529960010" text:continue-numbering="true" text:style-name="WWNum22">
              <text:list-item>
                <text:list>
                  <text:list-item>
                    <text:list>
                      <text:list-item>
                        <text:p text:style-name="P39"/>
                      </text:list-item>
                    </text:list>
                  </text:list-item>
                </text:list>
              </text:list-item>
            </text:list>
          </table:table-cell>
          <table:table-cell table:style-name="Table13.A1" office:value-type="string">
            <text:p text:style-name="Standard">Simple faceted queries (1 – 3 words, 1-2 facets)</text:p>
          </table:table-cell>
          <table:table-cell table:style-name="Table13.A1" office:value-type="string">
            <text:p text:style-name="P1">10</text:p>
          </table:table-cell>
        </table:table-row>
        <table:table-row table:style-name="Table13.1">
          <table:table-cell table:style-name="Table13.A1" office:value-type="string">
            <text:list xml:id="list381123890" text:continue-numbering="true" text:style-name="WWNum22">
              <text:list-item>
                <text:list>
                  <text:list-item>
                    <text:list>
                      <text:list-item>
                        <text:p text:style-name="P39"/>
                      </text:list-item>
                    </text:list>
                  </text:list-item>
                </text:list>
              </text:list-item>
            </text:list>
          </table:table-cell>
          <table:table-cell table:style-name="Table13.A1" office:value-type="string">
            <text:p text:style-name="Standard">Lengthy term queries (5 – 10 words)</text:p>
          </table:table-cell>
          <table:table-cell table:style-name="Table13.A1" office:value-type="string">
            <text:p text:style-name="P1">10</text:p>
          </table:table-cell>
        </table:table-row>
        <table:table-row table:style-name="Table13.1">
          <table:table-cell table:style-name="Table13.A1" office:value-type="string">
            <text:list xml:id="list1511460903" text:continue-numbering="true" text:style-name="WWNum22">
              <text:list-item>
                <text:list>
                  <text:list-item>
                    <text:list>
                      <text:list-item>
                        <text:p text:style-name="P39"/>
                      </text:list-item>
                    </text:list>
                  </text:list-item>
                </text:list>
              </text:list-item>
            </text:list>
          </table:table-cell>
          <table:table-cell table:style-name="Table13.A1" office:value-type="string">
            <text:p text:style-name="Standard">Complex faceted queries (1-3 words, multiple clauses)</text:p>
          </table:table-cell>
          <table:table-cell table:style-name="Table13.A1" office:value-type="string">
            <text:p text:style-name="P1">5</text:p>
          </table:table-cell>
        </table:table-row>
        <table:table-row table:style-name="Table13.1">
          <table:table-cell table:style-name="Table13.A1" office:value-type="string">
            <text:list xml:id="list858902977" text:continue-numbering="true" text:style-name="WWNum22">
              <text:list-item>
                <text:list>
                  <text:list-item>
                    <text:list>
                      <text:list-item>
                        <text:p text:style-name="P39"/>
                      </text:list-item>
                    </text:list>
                  </text:list-item>
                </text:list>
              </text:list-item>
            </text:list>
          </table:table-cell>
          <table:table-cell table:style-name="Table13.A1" office:value-type="string">
            <text:p text:style-name="Standard">Heterogeneous queries (combination of all above)</text:p>
          </table:table-cell>
          <table:table-cell table:style-name="Table13.A1" office:value-type="string">
            <text:p text:style-name="P1">5</text:p>
          </table:table-cell>
        </table:table-row>
        <table:table-row table:style-name="Table13.1">
          <table:table-cell table:style-name="Table13.A1" office:value-type="string">
            <text:list xml:id="list913302575" text:continue-list="list108247915" text:style-name="WWNum17">
              <text:list-item>
                <text:p text:style-name="P37"/>
              </text:list-item>
            </text:list>
          </table:table-cell>
          <table:table-cell table:style-name="Table13.A1" office:value-type="string">
            <text:p text:style-name="Standard"><text:span text:style-name="T4">Bonus (Optional) – One amongst the following</text:span></text:p>
          </table:table-cell>
          <table:table-cell table:style-name="Table13.A1" office:value-type="string">
            <text:p text:style-name="P1"><text:span text:style-name="T4">20</text:span></text:p>
          </table:table-cell>
        </table:table-row>
        <table:table-row table:style-name="Table13.1">
          <table:table-cell table:style-name="Table13.A1" office:value-type="string">
            <text:list xml:id="list1572392916" text:style-name="WWNum23">
              <text:list-item>
                <text:list>
                  <text:list-item>
                    <text:list>
                      <text:list-item>
                        <text:p text:style-name="P40"/>
                      </text:list-item>
                    </text:list>
                  </text:list-item>
                </text:list>
              </text:list-item>
            </text:list>
          </table:table-cell>
          <table:table-cell table:style-name="Table13.A1" office:value-type="string">
            <text:p text:style-name="Standard">Wildcard queries</text:p>
          </table:table-cell>
          <table:table-cell table:style-name="Table13.A1" office:value-type="string">
            <text:p text:style-name="P1"/>
          </table:table-cell>
        </table:table-row>
        <table:table-row table:style-name="Table13.1">
          <table:table-cell table:style-name="Table13.A1" office:value-type="string">
            <text:list xml:id="list2011702478" text:continue-numbering="true" text:style-name="WWNum23">
              <text:list-item>
                <text:list>
                  <text:list-item>
                    <text:list>
                      <text:list-item>
                        <text:p text:style-name="P40"/>
                      </text:list-item>
                    </text:list>
                  </text:list-item>
                </text:list>
              </text:list-item>
            </text:list>
          </table:table-cell>
          <table:table-cell table:style-name="Table13.A1" office:value-type="string">
            <text:p text:style-name="Standard">Spelling correction and suggestion</text:p>
          </table:table-cell>
          <table:table-cell table:style-name="Table13.A1" office:value-type="string">
            <text:p text:style-name="P1"/>
          </table:table-cell>
        </table:table-row>
      </table:table>
      <text:p text:style-name="P5"/>
      <text:list xml:id="list1676568326" text:continue-list="list562066030" text:style-name="WWNum3">
        <text:list-item>
          <text:list>
            <text:list-item>
              <text:h text:style-name="P16" text:outline-level="2"><text:bookmark-start text:name="__RefHeading__1275_1995218136"/><text:bookmark-start text:name="_Toc273569011"/>Automated tests<text:bookmark-end text:name="__RefHeading__1275_1995218136"/><text:bookmark-end text:name="_Toc273569011"/></text:h>
            </text:list-item>
          </text:list>
        </text:list-item>
      </text:list>
      <text:p text:style-name="P4">Like in project 1, we would release some test cases to evaluate the QueryParser and Query classes as a pair. Unless otherwise stated, each test would have equal credit.</text:p>
      <text:list xml:id="list625311922" text:continue-numbering="true" text:style-name="WWNum3">
        <text:list-item>
          <text:list>
            <text:list-item>
              <text:h text:style-name="P16" text:outline-level="2"><text:bookmark-start text:name="__RefHeading__1277_1995218136"/><text:bookmark-start text:name="_Toc273569012"/>Manual testing<text:bookmark-end text:name="__RefHeading__1277_1995218136"/><text:bookmark-end text:name="_Toc273569012"/></text:h>
            </text:list-item>
          </text:list>
        </text:list-item>
      </text:list>
      <text:p text:style-name="P4">In this mode, we would largely evaluate your code on three levels:</text:p>
      <text:list xml:id="list1245424338" text:style-name="WWNum25">
        <text:list-item>
          <text:p text:style-name="P45"><text:span text:style-name="T2">Basic results and information: We would run some queries and validate that for the results returned, your results show a rank, title and the total query time. We would not validate the accuracy of the results here.</text:span></text:p>
        </text:list-item>
        <text:list-item>
          <text:p text:style-name="P45"><text:span text:style-name="T2">Relevance scoring: We would evaluate a given query set for both the relevancy models. We would validate if the presented relevancy scores seem reasonable.</text:span></text:p>
        </text:list-item>
        <text:list-item>
          <text:p text:style-name="P45"><text:span text:style-name="T2">Snippet generation: Lastly we would evaluate the snippets generated for the given query – the quality and relevance of the snippets would be the main criteria.</text:span></text:p>
        </text:list-item>
      </text:list>
      <text:list xml:id="list190952731" text:continue-list="list625311922" text:style-name="WWNum3">
        <text:list-item>
          <text:list>
            <text:list-item>
              <text:h text:style-name="P16" text:outline-level="2"><text:bookmark-start text:name="__RefHeading__1279_1995218136"/><text:bookmark-start text:name="_Toc273569013"/><text:soft-page-break/>Performance evaluation<text:bookmark-end text:name="__RefHeading__1279_1995218136"/><text:bookmark-end text:name="_Toc273569013"/></text:h>
            </text:list-item>
          </text:list>
        </text:list-item>
      </text:list>
      <text:p text:style-name="P4">This forms the crux of the project. After you have implemented the relevancy models, you would try and improve the system performance for a variety of queries for a given set of metrics. We would score your system on two metrics:</text:p>
      <text:list xml:id="list1992211927" text:style-name="WWNum26">
        <text:list-item>
          <text:p text:style-name="P46"><text:span text:style-name="T2">F</text:span><text:span text:style-name="T13">0.5</text:span><text:span text:style-name="T2"> = </text:span><draw:frame draw:style-name="fr2" text:anchor-type="as-char" svg:width="1.6791in" svg:height="0.3929in" draw:z-index="6"><draw:object xlink:href="./Object 2" xlink:type="simple" xlink:show="embed" xlink:actuate="onLoad"/><draw:image xlink:href="./ObjectReplacements/Object 2" xlink:type="simple" xlink:show="embed" xlink:actuate="onLoad"/></draw:frame><text:span text:style-name="T2"> (precision is twice as important as recall)</text:span></text:p>
        </text:list-item>
        <text:list-item>
          <text:p text:style-name="P46"><text:span text:style-name="T2">Normalized Discounted Cumulative Gain</text:span></text:p>
        </text:list-item>
      </text:list>
      <text:p text:style-name="P3"/>
      <text:p text:style-name="P4"><text:span text:style-name="T2">We would compute these values for every query in a given set and average them to be representative for a set. We would release a set of training queries with their relevance judgments for you to train your systems. By train here, we refer to tuning parameters for the relevance models – some examples as given below:</text:span></text:p>
      <text:list xml:id="list1011480962" text:style-name="WWNum27">
        <text:list-item>
          <text:p text:style-name="P47"><text:span text:style-name="T2">You could use different tf-idf schemes and/or length normalization schemes</text:span></text:p>
        </text:list-item>
        <text:list-item>
          <text:p text:style-name="P47"><text:span text:style-name="T2">Tuning parameters for pruning and tf scaling for okapi</text:span></text:p>
        </text:list-item>
        <text:list-item>
          <text:p text:style-name="P47"><text:span text:style-name="T2">Switching models based on query lengths, etc.</text:span></text:p>
        </text:list-item>
      </text:list>
      <text:p text:style-name="P3"/>
      <text:p text:style-name="P4"><text:span text:style-name="T2">We would evaluate your systems on a test set with similar queries as provided during training. Note that the difference between the Q and E modes is that the former should use some variant of the provided model whereas in the latter you can pick &amp; choose or combine them as needed. You are of course free to switch between variants of a given model in the Query mode too (i.e. change tf scaling based on query length for example, etc.).</text:span></text:p>
      <text:p text:style-name="P5"/>
      <text:p text:style-name="P4"><text:span text:style-name="T2">The way your system would be graded would depend upon the band in which your metric scores lie for each set. For example, if your F-measure scores are more than 0.8 for a set you will receive full credit etc. We would release the scoring information shortly for each set.</text:span></text:p>
      <text:list xml:id="list2085191425" text:continue-list="list190952731" text:style-name="WWNum3">
        <text:list-item>
          <text:list>
            <text:list-item>
              <text:h text:style-name="P16" text:outline-level="2"><text:bookmark-start text:name="__RefHeading__1281_1995218136"/><text:bookmark-start text:name="_Toc273569014"/>Indexing and code reuse<text:bookmark-end text:name="__RefHeading__1281_1995218136"/><text:bookmark-end text:name="_Toc273569014"/></text:h>
            </text:list-item>
          </text:list>
        </text:list-item>
      </text:list>
      <text:p text:style-name="P4">So far we have addressed only the part about querying but not about the index on which we are working. For this project, as hinted before, we would continue to work on the index created during project 1. You are free to modify your code from project 1 (with some exceptions as below) to build the index. You would need to re-submit your code from project 1 as well as code for this project. More details can be found in the following section.</text:p>
      <text:list xml:id="list1524742584" text:style-name="WWNum29">
        <text:list-item>
          <text:p text:style-name="P48">Do not modify any code that is referenced from the Runner class</text:p>
        </text:list-item>
        <text:list-item>
          <text:p text:style-name="P48"><text:soft-page-break/>Thus, no changes to Document or IndexWriter’s addToIndex method.</text:p>
        </text:list-item>
        <text:list-item>
          <text:p text:style-name="P48"><text:span text:style-name="T4">You can change other classes including their functionality as you like</text:span></text:p>
        </text:list-item>
        <text:list-item>
          <text:p text:style-name="P48"><text:span text:style-name="T4">As before, we do not expect any external libraries to be required or used. </text:span></text:p>
        </text:list-item>
      </text:list>
      <text:p text:style-name="P4"/>
      <text:p text:style-name="P4">However, not all teams may be comfortable to use their code from project 1. In such a case you can request us to provide you with a copy of our implementation. However, there are some caveats:</text:p>
      <text:list xml:id="list1082441142" text:style-name="WWNum30">
        <text:list-item>
          <text:p text:style-name="P49">The code would be provided with absolutely no guarantees. Any bug fixes, changes etc. would be your responsibility.</text:p>
        </text:list-item>
        <text:list-item>
          <text:p text:style-name="P49"><text:span text:style-name="T4">A penalty of 10% would be applied to your final score</text:span>. This means if you score say 85/100, we would rescale your score to 76.5. This is irrespective of whether you use the code or not in your final submission. </text:p>
        </text:list-item>
      </text:list>
      <text:list xml:id="list1601327537" text:continue-list="list2085191425" text:style-name="WWNum3">
        <text:list-item>
          <text:list>
            <text:list-item>
              <text:h text:style-name="P16" text:outline-level="2"><text:bookmark-start text:name="__RefHeading__1283_1995218136"/><text:bookmark-start text:name="_Toc273569015"/>Bonus<text:bookmark-end text:name="__RefHeading__1283_1995218136"/><text:bookmark-end text:name="_Toc273569015"/></text:h>
            </text:list-item>
          </text:list>
        </text:list-item>
      </text:list>
      <text:p text:style-name="P4">In this project, if you so choose to do – you can pick one amongst two bonus options as described below.</text:p>
      <text:list xml:id="list1711018812" text:continue-numbering="true" text:style-name="WWNum3">
        <text:list-item>
          <text:list>
            <text:list-item>
              <text:list>
                <text:list-item>
                  <text:h text:style-name="P17" text:outline-level="3"><text:bookmark-start text:name="__RefHeading__1285_1995218136"/><text:bookmark-start text:name="_Toc273569016"/>Wildcard queries<text:bookmark-end text:name="__RefHeading__1285_1995218136"/><text:bookmark-end text:name="_Toc273569016"/></text:h>
                </text:list-item>
              </text:list>
            </text:list-item>
          </text:list>
        </text:list-item>
      </text:list>
      <text:p text:style-name="P7">As part of this requirement, you would be expected to support two wildcard operators:</text:p>
      <text:list xml:id="list244873500" text:style-name="WWNum32">
        <text:list-item>
          <text:p text:style-name="P50">? : Used to signify one character</text:p>
        </text:list-item>
        <text:list-item>
          <text:p text:style-name="P50">*: Used to signify multiple characters</text:p>
        </text:list-item>
      </text:list>
      <text:p text:style-name="P7"/>
      <text:p text:style-name="P7">The objective of implementing wildcard queries is two-fold:</text:p>
      <text:list xml:id="list1732426817" text:style-name="WWNum33">
        <text:list-item>
          <text:p text:style-name="P51">Correctly substitute wildcard characters in the given query term to convert them to dictionary terms</text:p>
        </text:list-item>
        <text:list-item>
          <text:p text:style-name="P51">Execute the expanded query and rank the retrieved documents.</text:p>
        </text:list-item>
      </text:list>
      <text:p text:style-name="P7"/>
      <text:p text:style-name="P7">We would use automated tests to validate your implementation. We will invoke your code in the evaluation mode and also call the getWCQueryTerms method to test both components. Your MAP scores would determine 50% of your points and the expanded terms would determine the rest.</text:p>
      <text:list xml:id="list127686804" text:continue-list="list1711018812" text:style-name="WWNum3">
        <text:list-item>
          <text:list>
            <text:list-item>
              <text:list>
                <text:list-item>
                  <text:h text:style-name="P17" text:outline-level="3"><text:bookmark-start text:name="__RefHeading__1287_1995218136"/><text:s/><text:bookmark-start text:name="_Toc273569017"/>Spelling correction<text:bookmark-end text:name="__RefHeading__1287_1995218136"/><text:bookmark-end text:name="_Toc273569017"/></text:h>
                </text:list-item>
              </text:list>
            </text:list-item>
          </text:list>
        </text:list-item>
      </text:list>
      <text:p text:style-name="P7">As part of this requirement, you are expected to implement spell correct for seemingly incorrect queries. We would use automated tests to compute the MAP of your returned results. Based on the band in which they lie, would determine your total score.</text:p>
      <text:list xml:id="list283804234" text:continue-numbering="true" text:style-name="WWNum3">
        <text:list-item>
          <text:list>
            <text:list-item>
              <text:h text:style-name="P16" text:outline-level="2"><text:bookmark-start text:name="__RefHeading__1289_1995218136"/>Additional requirements<text:bookmark-end text:name="__RefHeading__1289_1995218136"/></text:h>
            </text:list-item>
          </text:list>
        </text:list-item>
      </text:list>
      <text:p text:style-name="P7"><text:soft-page-break/>For three person teams, the following additional functionalities would need to be implemented. We first describe the requirements and testing methodologies and follow it up with the modified grading guidelines.</text:p>
      <text:list xml:id="list1004958295" text:continue-numbering="true" text:style-name="WWNum3">
        <text:list-item>
          <text:list>
            <text:list-item>
              <text:list>
                <text:list-item>
                  <text:h text:style-name="P17" text:outline-level="3"><text:bookmark-start text:name="__RefHeading__1291_1995218136"/>Synonym expansion<text:bookmark-end text:name="__RefHeading__1291_1995218136"/></text:h>
                </text:list-item>
              </text:list>
            </text:list-item>
          </text:list>
        </text:list-item>
      </text:list>
      <text:p text:style-name="P7">As part of this requirement, you are expected to expand terms using their synonyms to serve better search results. Note that this could be done either at the indexing time or retrieval time. Given a query the end result is the system should return results if it matches either the term or its synonyms. A thesaurus would be provided where each line would be of the form:</text:p>
      <text:p text:style-name="P7"/>
      <text:p text:style-name="P7">word1, word2, word3, ….</text:p>
      <text:p text:style-name="P7"/>
      <text:p text:style-name="P7">Where word1, word2, word3 etc. are all synonyms of each other. </text:p>
      <text:p text:style-name="P7"/>
      <text:p text:style-name="P7">We would test this functionality by measuring the F-measure on the returned results. We would not test this functionality for more than two term queries and with wildcards. However, we can test it with proximity searches and spelling errors. </text:p>
      <text:list xml:id="list935494877" text:continue-numbering="true" text:style-name="WWNum3">
        <text:list-item>
          <text:list>
            <text:list-item>
              <text:list>
                <text:list-item>
                  <text:h text:style-name="P17" text:outline-level="3"><text:bookmark-start text:name="__RefHeading__1293_1995218136"/>Proximity search<text:bookmark-end text:name="__RefHeading__1293_1995218136"/></text:h>
                </text:list-item>
              </text:list>
            </text:list-item>
          </text:list>
        </text:list-item>
      </text:list>
      <text:p text:style-name="P7">As part of this requirement, you are expected to implement phrase queries with a given proximity value. For example, given (A B)~5, the searcher must find documents with the terms A and B within 5 words of each other (in either direction). <text:s/>You can assume that the given proximity value is a positive non-zero integer. Apart from finding documents, some smarts would be needed to establish relevance i.e., is a document with the terms being 4 words apart more relevant than say 10 words apart (assuming proximity value &gt;= 10). As above, we would use the F-measure scores on a set of queries to score this.</text:p>
      <text:list xml:id="list122723332" text:continue-numbering="true" text:style-name="WWNum3">
        <text:list-item>
          <text:list>
            <text:list-item>
              <text:list>
                <text:list-item>
                  <text:h text:style-name="P17" text:outline-level="3"><text:bookmark-start text:name="__RefHeading__1295_1995218136"/>Grading guidelines<text:bookmark-end text:name="__RefHeading__1295_1995218136"/></text:h>
                </text:list-item>
              </text:list>
            </text:list-item>
          </text:list>
        </text:list-item>
      </text:list>
      <text:p text:style-name="P7">The following modified guidelines apply:</text:p>
      <text:p text:style-name="P7"/>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Standard">S.no.</text:p>
          </table:table-cell>
          <table:table-cell table:style-name="Table14.A1" office:value-type="string">
            <text:p text:style-name="Standard">Functionality / Evaluation Method</text:p>
          </table:table-cell>
          <table:table-cell table:style-name="Table14.A1" office:value-type="string">
            <text:p text:style-name="Standard">Points</text:p>
          </table:table-cell>
        </table:table-row>
        <table:table-row table:style-name="Table14.1">
          <table:table-cell table:style-name="Table14.A1" office:value-type="string">
            <text:list xml:id="list519674809" text:style-name="WWNum37">
              <text:list-item>
                <text:p text:style-name="P52"/>
              </text:list-item>
            </text:list>
          </table:table-cell>
          <table:table-cell table:style-name="Table14.A1" office:value-type="string">
            <text:p text:style-name="Standard"><text:span text:style-name="T4">Automated: QueryParser and Query</text:span></text:p>
          </table:table-cell>
          <table:table-cell table:style-name="Table14.A1" office:value-type="string">
            <text:p text:style-name="P1"><text:span text:style-name="T4">20</text:span></text:p>
          </table:table-cell>
        </table:table-row>
        <table:table-row table:style-name="Table14.1">
          <table:table-cell table:style-name="Table14.A1" office:value-type="string">
            <text:list xml:id="list2121947217" text:continue-numbering="true" text:style-name="WWNum37">
              <text:list-item>
                <text:p text:style-name="P52"/>
              </text:list-item>
            </text:list>
          </table:table-cell>
          <table:table-cell table:style-name="Table14.A1" office:value-type="string">
            <text:p text:style-name="Standard"><text:span text:style-name="T4">Manual: Relevancy models</text:span></text:p>
          </table:table-cell>
          <table:table-cell table:style-name="Table14.A1" office:value-type="string">
            <text:p text:style-name="P1"><text:span text:style-name="T4">20</text:span></text:p>
          </table:table-cell>
        </table:table-row>
        <table:table-row table:style-name="Table14.1">
          <table:table-cell table:style-name="Table14.A1" office:value-type="string">
            <text:list xml:id="list1385176484" text:style-name="WWNum38">
              <text:list-item>
                <text:list>
                  <text:list-item>
                    <text:list>
                      <text:list-item>
                        <text:p text:style-name="P42"/>
                      </text:list-item>
                    </text:list>
                  </text:list-item>
                </text:list>
              </text:list-item>
            </text:list>
          </table:table-cell>
          <table:table-cell table:style-name="Table14.A1" office:value-type="string">
            <text:p text:style-name="Standard">Basic result list: Ranking, Title, Time</text:p>
          </table:table-cell>
          <table:table-cell table:style-name="Table14.A1" office:value-type="string">
            <text:p text:style-name="P1">5</text:p>
          </table:table-cell>
        </table:table-row>
        <table:table-row table:style-name="Table14.1">
          <table:table-cell table:style-name="Table14.A1" office:value-type="string">
            <text:list xml:id="list2095377182" text:continue-numbering="true" text:style-name="WWNum38">
              <text:list-item>
                <text:list>
                  <text:list-item>
                    <text:list>
                      <text:list-item>
                        <text:p text:style-name="P41"/>
                      </text:list-item>
                    </text:list>
                  </text:list-item>
                </text:list>
              </text:list-item>
            </text:list>
          </table:table-cell>
          <table:table-cell table:style-name="Table14.A1" office:value-type="string">
            <text:p text:style-name="Standard">Relevancy scores: Tf-Idf</text:p>
          </table:table-cell>
          <table:table-cell table:style-name="Table14.A1" office:value-type="string">
            <text:p text:style-name="P1">5</text:p>
          </table:table-cell>
        </table:table-row>
        <table:table-row table:style-name="Table14.1">
          <table:table-cell table:style-name="Table14.A1" office:value-type="string">
            <text:list xml:id="list1211811066" text:continue-numbering="true" text:style-name="WWNum38">
              <text:list-item>
                <text:list>
                  <text:list-item>
                    <text:list>
                      <text:list-item>
                        <text:p text:style-name="P41"/>
                      </text:list-item>
                    </text:list>
                  </text:list-item>
                </text:list>
              </text:list-item>
            </text:list>
          </table:table-cell>
          <table:table-cell table:style-name="Table14.A1" office:value-type="string">
            <text:p text:style-name="Standard">Relevancy scores: Okapi</text:p>
          </table:table-cell>
          <table:table-cell table:style-name="Table14.A1" office:value-type="string">
            <text:p text:style-name="P1">5</text:p>
          </table:table-cell>
        </table:table-row>
        <text:soft-page-break/>
        <table:table-row table:style-name="Table14.1">
          <table:table-cell table:style-name="Table14.A1" office:value-type="string">
            <text:list xml:id="list720283027" text:continue-numbering="true" text:style-name="WWNum38">
              <text:list-item>
                <text:list>
                  <text:list-item>
                    <text:list>
                      <text:list-item>
                        <text:p text:style-name="P41"/>
                      </text:list-item>
                    </text:list>
                  </text:list-item>
                </text:list>
              </text:list-item>
            </text:list>
          </table:table-cell>
          <table:table-cell table:style-name="Table14.A1" office:value-type="string">
            <text:p text:style-name="Standard">Snippet generation</text:p>
          </table:table-cell>
          <table:table-cell table:style-name="Table14.A1" office:value-type="string">
            <text:p text:style-name="P1">5</text:p>
          </table:table-cell>
        </table:table-row>
        <table:table-row table:style-name="Table14.1">
          <table:table-cell table:style-name="Table14.A1" office:value-type="string">
            <text:list xml:id="list1163909383" text:continue-list="list2121947217" text:style-name="WWNum37">
              <text:list-item>
                <text:p text:style-name="P52"/>
              </text:list-item>
            </text:list>
          </table:table-cell>
          <table:table-cell table:style-name="Table14.A1" office:value-type="string">
            <text:p text:style-name="Standard"><text:span text:style-name="T4">Additional functionality</text:span></text:p>
          </table:table-cell>
          <table:table-cell table:style-name="Table14.A1" office:value-type="string">
            <text:p text:style-name="P1"><text:span text:style-name="T4">20</text:span></text:p>
          </table:table-cell>
        </table:table-row>
        <table:table-row table:style-name="Table14.1">
          <table:table-cell table:style-name="Table14.A1" office:value-type="string">
            <text:list xml:id="list1561319405" text:style-name="WWNum42">
              <text:list-item>
                <text:p text:style-name="P53"/>
              </text:list-item>
            </text:list>
          </table:table-cell>
          <table:table-cell table:style-name="Table14.A1" office:value-type="string">
            <text:p text:style-name="Standard">Synonym expansion</text:p>
          </table:table-cell>
          <table:table-cell table:style-name="Table14.A1" office:value-type="string">
            <text:p text:style-name="P1">10</text:p>
          </table:table-cell>
        </table:table-row>
        <table:table-row table:style-name="Table14.1">
          <table:table-cell table:style-name="Table14.A1" office:value-type="string">
            <text:list xml:id="list293341548" text:continue-numbering="true" text:style-name="WWNum42">
              <text:list-item>
                <text:p text:style-name="P53"/>
              </text:list-item>
            </text:list>
          </table:table-cell>
          <table:table-cell table:style-name="Table14.A1" office:value-type="string">
            <text:p text:style-name="Standard"><text:bookmark text:name="_GoBack"/>Proximity search</text:p>
          </table:table-cell>
          <table:table-cell table:style-name="Table14.A1" office:value-type="string">
            <text:p text:style-name="P1">10</text:p>
          </table:table-cell>
        </table:table-row>
        <table:table-row table:style-name="Table14.1">
          <table:table-cell table:style-name="Table14.A1" office:value-type="string">
            <text:list xml:id="list229568586" text:continue-list="list1163909383" text:style-name="WWNum37">
              <text:list-item>
                <text:p text:style-name="P52"/>
              </text:list-item>
            </text:list>
          </table:table-cell>
          <table:table-cell table:style-name="Table14.A1" office:value-type="string">
            <text:p text:style-name="Standard"><text:span text:style-name="T4">Performance evaluation</text:span></text:p>
          </table:table-cell>
          <table:table-cell table:style-name="Table14.A1" office:value-type="string">
            <text:p text:style-name="P1"><text:span text:style-name="T4">40</text:span></text:p>
          </table:table-cell>
        </table:table-row>
        <table:table-row table:style-name="Table14.1">
          <table:table-cell table:style-name="Table14.A1" office:value-type="string">
            <text:list xml:id="list1784295200" text:style-name="WWNum39">
              <text:list-item>
                <text:list>
                  <text:list-item>
                    <text:list>
                      <text:list-item>
                        <text:p text:style-name="P43"/>
                      </text:list-item>
                    </text:list>
                  </text:list-item>
                </text:list>
              </text:list-item>
            </text:list>
          </table:table-cell>
          <table:table-cell table:style-name="Table14.A1" office:value-type="string">
            <text:p text:style-name="Standard">Simple term queries (1 – 3 words) </text:p>
          </table:table-cell>
          <table:table-cell table:style-name="Table14.A1" office:value-type="string">
            <text:p text:style-name="P1">10</text:p>
          </table:table-cell>
        </table:table-row>
        <table:table-row table:style-name="Table14.1">
          <table:table-cell table:style-name="Table14.A1" office:value-type="string">
            <text:list xml:id="list1097989720" text:continue-numbering="true" text:style-name="WWNum39">
              <text:list-item>
                <text:list>
                  <text:list-item>
                    <text:list>
                      <text:list-item>
                        <text:p text:style-name="P43"/>
                      </text:list-item>
                    </text:list>
                  </text:list-item>
                </text:list>
              </text:list-item>
            </text:list>
          </table:table-cell>
          <table:table-cell table:style-name="Table14.A1" office:value-type="string">
            <text:p text:style-name="Standard">Simple faceted queries (1 – 3 words, 1-2 facets)</text:p>
          </table:table-cell>
          <table:table-cell table:style-name="Table14.A1" office:value-type="string">
            <text:p text:style-name="P1">10</text:p>
          </table:table-cell>
        </table:table-row>
        <table:table-row table:style-name="Table14.1">
          <table:table-cell table:style-name="Table14.A1" office:value-type="string">
            <text:list xml:id="list814196465" text:continue-numbering="true" text:style-name="WWNum39">
              <text:list-item>
                <text:list>
                  <text:list-item>
                    <text:list>
                      <text:list-item>
                        <text:p text:style-name="P43"/>
                      </text:list-item>
                    </text:list>
                  </text:list-item>
                </text:list>
              </text:list-item>
            </text:list>
          </table:table-cell>
          <table:table-cell table:style-name="Table14.A1" office:value-type="string">
            <text:p text:style-name="Standard">Lengthy term queries (5 – 10 words)</text:p>
          </table:table-cell>
          <table:table-cell table:style-name="Table14.A1" office:value-type="string">
            <text:p text:style-name="P1">10</text:p>
          </table:table-cell>
        </table:table-row>
        <table:table-row table:style-name="Table14.1">
          <table:table-cell table:style-name="Table14.A1" office:value-type="string">
            <text:list xml:id="list275649134" text:continue-numbering="true" text:style-name="WWNum39">
              <text:list-item>
                <text:list>
                  <text:list-item>
                    <text:list>
                      <text:list-item>
                        <text:p text:style-name="P43"/>
                      </text:list-item>
                    </text:list>
                  </text:list-item>
                </text:list>
              </text:list-item>
            </text:list>
          </table:table-cell>
          <table:table-cell table:style-name="Table14.A1" office:value-type="string">
            <text:p text:style-name="Standard">Complex faceted queries (1-3 words, multiple clauses)</text:p>
          </table:table-cell>
          <table:table-cell table:style-name="Table14.A1" office:value-type="string">
            <text:p text:style-name="P1">5</text:p>
          </table:table-cell>
        </table:table-row>
        <table:table-row table:style-name="Table14.1">
          <table:table-cell table:style-name="Table14.A1" office:value-type="string">
            <text:list xml:id="list1656407947" text:continue-numbering="true" text:style-name="WWNum39">
              <text:list-item>
                <text:list>
                  <text:list-item>
                    <text:list>
                      <text:list-item>
                        <text:p text:style-name="P43"/>
                      </text:list-item>
                    </text:list>
                  </text:list-item>
                </text:list>
              </text:list-item>
            </text:list>
          </table:table-cell>
          <table:table-cell table:style-name="Table14.A1" office:value-type="string">
            <text:p text:style-name="Standard">Heterogeneous queries (combination of all above)</text:p>
          </table:table-cell>
          <table:table-cell table:style-name="Table14.A1" office:value-type="string">
            <text:p text:style-name="P1">5</text:p>
          </table:table-cell>
        </table:table-row>
        <table:table-row table:style-name="Table14.1">
          <table:table-cell table:style-name="Table14.A1" office:value-type="string">
            <text:list xml:id="list215598638" text:continue-list="list229568586" text:style-name="WWNum37">
              <text:list-item>
                <text:p text:style-name="P52"/>
              </text:list-item>
            </text:list>
          </table:table-cell>
          <table:table-cell table:style-name="Table14.A1" office:value-type="string">
            <text:p text:style-name="Standard"><text:span text:style-name="T4">Bonus (Optional) – One amongst the following</text:span></text:p>
          </table:table-cell>
          <table:table-cell table:style-name="Table14.A1" office:value-type="string">
            <text:p text:style-name="P1"><text:span text:style-name="T4">20</text:span></text:p>
          </table:table-cell>
        </table:table-row>
        <table:table-row table:style-name="Table14.1">
          <table:table-cell table:style-name="Table14.A1" office:value-type="string">
            <text:list xml:id="list290064581" text:style-name="WWNum40">
              <text:list-item>
                <text:list>
                  <text:list-item>
                    <text:list>
                      <text:list-item>
                        <text:p text:style-name="P44"/>
                      </text:list-item>
                    </text:list>
                  </text:list-item>
                </text:list>
              </text:list-item>
            </text:list>
          </table:table-cell>
          <table:table-cell table:style-name="Table14.A1" office:value-type="string">
            <text:p text:style-name="Standard">Wildcard queries</text:p>
          </table:table-cell>
          <table:table-cell table:style-name="Table14.A1" office:value-type="string">
            <text:p text:style-name="P1"/>
          </table:table-cell>
        </table:table-row>
        <table:table-row table:style-name="Table14.1">
          <table:table-cell table:style-name="Table14.A1" office:value-type="string">
            <text:list xml:id="list72479065" text:continue-numbering="true" text:style-name="WWNum40">
              <text:list-item>
                <text:list>
                  <text:list-item>
                    <text:list>
                      <text:list-item>
                        <text:p text:style-name="P44"/>
                      </text:list-item>
                    </text:list>
                  </text:list-item>
                </text:list>
              </text:list-item>
            </text:list>
          </table:table-cell>
          <table:table-cell table:style-name="Table14.A1" office:value-type="string">
            <text:p text:style-name="Standard">Spelling correction and suggestion</text:p>
          </table:table-cell>
          <table:table-cell table:style-name="Table14.A1" office:value-type="string">
            <text:p text:style-name="P1"/>
          </table:table-cell>
        </table:table-row>
      </table:table>
      <text:p text:style-name="P7"/>
      <text:list xml:id="list1723444749" text:continue-list="list122723332" text:style-name="WWNum3">
        <text:list-item>
          <text:h text:style-name="P13" text:outline-level="1"><text:bookmark-start text:name="__RefHeading__1297_1995218136"/><text:bookmark-start text:name="_Toc273569018"/>Testing and evaluation<text:bookmark-end text:name="__RefHeading__1297_1995218136"/><text:bookmark-end text:name="_Toc273569018"/></text:h>
        </text:list-item>
      </text:list>
      <text:p text:style-name="Standard"/>
      <text:p text:style-name="Standard">We expect ONLY the source code to be submitted. Please zip your entire source code including the code from project 1 (the src directory, edu should be the top directory) and name it as cse535_&lt;team name&gt;.zip. Please convert team name to all lowercase on your submission. Please replace all spaces in the team name with underscores.</text:p>
      <text:p text:style-name="Standard"/>
      <text:p text:style-name="Standard">To submit, from any cse unix machine (timberlake / metallica / etc.) invoke:</text:p>
      <text:p text:style-name="Standard"/>
      <text:p text:style-name="Standard">submit_cse535 &lt;zip file name&gt; </text:p>
      <text:p text:style-name="Standard"/>
      <text:p text:style-name="Standard">and press enter. You would receive a confirmation message. You can make multiple submissions; any new submissions would overwrite the old ones. In case of name confusions, the latest file will be used. </text:p>
      <text:p text:style-name="Standard"/>
      <text:p text:style-name="Standard">Late days: The following late day penalties exist – </text:p>
      <text:list xml:id="list1040100649" text:style-name="WWNum31">
        <text:list-item>
          <text:p text:style-name="P54">1 day: Lose 10 points</text:p>
        </text:list-item>
        <text:list-item>
          <text:p text:style-name="P54"><text:soft-page-break/>2 days: Lose 20 points</text:p>
        </text:list-item>
        <text:list-item>
          <text:p text:style-name="P54">3 days: Lose 30 points</text:p>
        </text:list-item>
      </text:list>
      <text:p text:style-name="Standard"/>
      <text:p text:style-name="Standard">These will be applied on top of your total score. If you make any submissions after the deadline, it would be considered as a late day is being used.</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Contents_20_Heading" style:display-name="Contents Heading" style:family="paragraph" style:parent-style-name="Heading_20_1" style:default-outline-level="" style:class="index">
      <style:paragraph-properties fo:line-height="115%" text:number-lines="false" text:line-number="0"/>
      <style:text-properties fo:color="#365f91"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100%" fo:margin-left="0in" fo:margin-right="0in" fo:margin-top="0.0835in" fo:margin-bottom="0in" fo:text-indent="0in" style:auto-text-indent="false">
        <style:tab-stops>
          <style:tab-stop style:position="6.9252in" style:type="right" style:leader-style="dotted" style:leader-text="."/>
        </style:tab-stops>
      </style:paragraph-properties>
      <style:text-properties fo:text-transform="uppercase" fo:font-size="11pt" fo:font-weight="bold" style:font-size-asian="11pt" style:font-weight-asian="bold" style:font-size-complex="11pt"/>
    </style:style>
    <style:style style:name="Contents_20_2" style:display-name="Contents 2" style:family="paragraph" style:parent-style-name="Standard" style:default-outline-level="" style:class="index">
      <style:paragraph-properties fo:margin="100%" fo:margin-left="0.1665in" fo:margin-right="0in" fo:text-indent="0in" style:auto-text-indent="false">
        <style:tab-stops>
          <style:tab-stop style:position="6.7283in" style:type="right" style:leader-style="dotted" style:leader-text="."/>
        </style:tab-stops>
      </style:paragraph-properties>
      <style:text-properties fo:font-variant="small-caps" fo:font-size="11pt" style:font-size-asian="11pt" style:font-size-complex="11pt"/>
    </style:style>
    <style:style style:name="Contents_20_3" style:display-name="Contents 3" style:family="paragraph" style:parent-style-name="Standard" style:default-outline-level="" style:class="index">
      <style:paragraph-properties fo:margin="100%" fo:margin-left="0.3335in" fo:margin-right="0in" fo:text-indent="0in" style:auto-text-indent="false">
        <style:tab-stops>
          <style:tab-stop style:position="6.5319in" style:type="right" style:leader-style="dotted" style:leader-text="."/>
        </style:tab-stops>
      </style:paragraph-properties>
      <style:text-properties fo:font-size="11pt" fo:font-style="italic" style:font-size-asian="11pt" style:font-style-asian="italic" style:font-size-complex="11pt"/>
    </style:style>
    <style:style style:name="Contents_20_4" style:display-name="Contents 4" style:family="paragraph" style:parent-style-name="Standard" style:default-outline-level="" style:class="index">
      <style:paragraph-properties fo:margin="100%" fo:margin-left="0.5in" fo:margin-right="0in" fo:text-indent="0in" style:auto-text-indent="false">
        <style:tab-stops>
          <style:tab-stop style:position="6.3354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0.6665in" fo:margin-right="0in" fo:text-indent="0in" style:auto-text-indent="false">
        <style:tab-stops>
          <style:tab-stop style:position="6.139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0.8335in" fo:margin-right="0in" fo:text-indent="0in" style:auto-text-indent="false">
        <style:tab-stops>
          <style:tab-stop style:position="5.9425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1in" fo:margin-right="0in" fo:text-indent="0in" style:auto-text-indent="false">
        <style:tab-stops>
          <style:tab-stop style:position="5.7457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1.1665in" fo:margin-right="0in" fo:text-indent="0in" style:auto-text-indent="false">
        <style:tab-stops>
          <style:tab-stop style:position="5.549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1.3335in" fo:margin-right="0in" fo:text-indent="0in" style:auto-text-indent="false">
        <style:tab-stops>
          <style:tab-stop style:position="5.3528in" style:type="right" style:leader-style="dotted" style:leader-tex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7898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98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98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Two</dc:title>
    <meta:initial-creator>News Searcher – Version Draft</meta:initial-creator>
    <dc:creator>Rajaram </dc:creator>
    <meta:editing-cycles>16</meta:editing-cycles>
    <meta:creation-date>2014-09-21T02:07:00</meta:creation-date>
    <dc:date>2014-10-13T21:07:00</dc:date>
    <meta:editing-duration>PT5M17S</meta:editing-duration>
    <meta:generator>LibreOffice/3.5$Linux_X86_64 LibreOffice_project/350m1$Build-2</meta:generator>
    <meta:document-statistic meta:table-count="14" meta:image-count="0" meta:object-count="1" meta:page-count="17" meta:paragraph-count="349" meta:word-count="3573" meta:character-count="20814" meta:non-whitespace-character-count="1764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semantics>
    <mrow>
      <mfrac>
        <mrow>
          <mrow>
            <mrow>
              <mn>1.25</mn>
              <mo stretchy="false">∗</mo>
              <mi mathvariant="italic">precision</mi>
            </mrow>
            <mo stretchy="false">∗</mo>
            <mi mathvariant="italic">recall</mi>
          </mrow>
        </mrow>
        <mrow>
          <mrow>
            <mrow>
              <mn>0.25</mn>
              <mo stretchy="false">∗</mo>
              <mi mathvariant="italic">precision</mi>
            </mrow>
            <mo stretchy="false">+</mo>
            <mi mathvariant="italic">recall</mi>
          </mrow>
        </mrow>
      </mfrac>
    </mrow>
    <annotation encoding="StarMath 5.0">{1.25*precision*recall} over {0.25*precision+recall}</annotation>
  </semantics>
</math>
</file>